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6cm"/>
    </style:style>
    <style:style style:name="co2" style:family="table-column">
      <style:table-column-properties fo:break-before="auto" style:column-width="5.22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856cm"/>
    </style:style>
    <style:style style:name="co5" style:family="table-column">
      <style:table-column-properties fo:break-before="auto" style:column-width="5.30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15cm" fo:break-before="auto" style:use-optimal-row-height="false"/>
    </style:style>
    <style:style style:name="ro4" style:family="table-row">
      <style:table-row-properties style:row-height="0.7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juntament Capellades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4"/>
        <table:table-column table:style-name="co3" table:default-cell-style-name="ce7"/>
        <table:table-row table:style-name="ro1">
          <table:table-cell office:value-type="string">
            <text:p>02/09/2014 F.Valor 02/09/2014 </text:p>
          </table:table-cell>
          <table:table-cell table:style-name="ce1" office:value-type="string">
            <text:p>TRANSFERENCIAS TRANSFERENCIA RECIBIDA</text:p>
          </table:table-cell>
          <table:table-cell table:style-name="ce3" office:value-type="currency" office:currency="EUR" office:value="828.56">
            <text:p>828,56 €</text:p>
          </table:table-cell>
          <table:table-cell table:style-name="ce5"/>
        </table:table-row>
        <table:table-row table:style-name="ro1">
          <table:table-cell office:value-type="string">
            <text:p>01/08/2014 F.Valor 01/08/2014 </text:p>
          </table:table-cell>
          <table:table-cell office:value-type="string">
            <text:p>TRANSFERENCIAS TRANSFERENCIA RECIBIDA</text:p>
          </table:table-cell>
          <table:table-cell office:value-type="currency" office:currency="EUR" office:value="414.28">
            <text:p>414,28 €</text:p>
          </table:table-cell>
          <table:table-cell table:style-name="ce6"/>
        </table:table-row>
        <table:table-row table:style-name="ro1">
          <table:table-cell office:value-type="string">
            <text:p>27/06/2014 F.Valor 27/06/2014 </text:p>
          </table:table-cell>
          <table:table-cell office:value-type="string">
            <text:p>TRANSFERENCIAS TRANSFERENCIA RECIBIDA</text:p>
          </table:table-cell>
          <table:table-cell office:value-type="currency" office:currency="EUR" office:value="414.28">
            <text:p>414,28 €</text:p>
          </table:table-cell>
          <table:table-cell/>
        </table:table-row>
        <table:table-row table:style-name="ro1">
          <table:table-cell office:value-type="string">
            <text:p>27/06/2014 F.Valor 27/06/2014 </text:p>
          </table:table-cell>
          <table:table-cell office:value-type="string">
            <text:p>TRANSFERENCIAS TRANSFERENCIA RECIBIDA</text:p>
          </table:table-cell>
          <table:table-cell office:value-type="currency" office:currency="EUR" office:value="414.28">
            <text:p>414,28 €</text:p>
          </table:table-cell>
          <table:table-cell/>
        </table:table-row>
        <table:table-row table:style-name="ro1">
          <table:table-cell office:value-type="string">
            <text:p>30/05/2014 F.Valor 30/05/2014 </text:p>
          </table:table-cell>
          <table:table-cell office:value-type="string">
            <text:p>TRANSFERENCIAS TRANSFERENCIA RECIBIDA</text:p>
          </table:table-cell>
          <table:table-cell office:value-type="currency" office:currency="EUR" office:value="414.28">
            <text:p>414,28 €</text:p>
          </table:table-cell>
          <table:table-cell/>
        </table:table-row>
        <table:table-row table:style-name="ro1">
          <table:table-cell office:value-type="string">
            <text:p>28/03/2014 F.Valor 28/03/2014 </text:p>
          </table:table-cell>
          <table:table-cell office:value-type="string">
            <text:p>TRANSFERENCIAS TRANSFERENCIA RECIBIDA</text:p>
          </table:table-cell>
          <table:table-cell office:value-type="currency" office:currency="EUR" office:value="414.28">
            <text:p>414,28 €</text:p>
          </table:table-cell>
          <table:table-cell/>
        </table:table-row>
        <table:table-row table:style-name="ro1">
          <table:table-cell office:value-type="string">
            <text:p>28/02/2014 F.Valor 28/02/2014 </text:p>
          </table:table-cell>
          <table:table-cell table:style-name="ce1" office:value-type="string">
            <text:p>TRANSFERENCIAS TRANSFERENCIA RECIBIDA</text:p>
          </table:table-cell>
          <table:table-cell table:style-name="ce3" office:value-type="currency" office:currency="EUR" office:value="828.56">
            <text:p>828,56 €</text:p>
          </table:table-cell>
          <table:table-cell/>
        </table:table-row>
        <table:table-row table:style-name="ro1">
          <table:table-cell office:value-type="string">
            <text:p>20/12/2013 F.Valor 20/12/2013 </text:p>
          </table:table-cell>
          <table:table-cell office:value-type="string">
            <text:p>TRANSFERENCIAS TRANSFERENCIA RECIBIDA</text:p>
          </table:table-cell>
          <table:table-cell office:value-type="currency" office:currency="EUR" office:value="414.28">
            <text:p>414,28 €</text:p>
          </table:table-cell>
          <table:table-cell/>
        </table:table-row>
        <table:table-row table:style-name="ro1">
          <table:table-cell office:value-type="string">
            <text:p>29/11/2013 F.Valor 29/11/2013 </text:p>
          </table:table-cell>
          <table:table-cell office:value-type="string">
            <text:p>TRANSFERENCIAS TRANSFERENCIA RECIBIDA</text:p>
          </table:table-cell>
          <table:table-cell office:value-type="currency" office:currency="EUR" office:value="414.28">
            <text:p>414,28 €</text:p>
          </table:table-cell>
          <table:table-cell/>
        </table:table-row>
        <table:table-row table:style-name="ro1">
          <table:table-cell office:value-type="string">
            <text:p>29/10/2013 F.Valor 29/10/2013 </text:p>
          </table:table-cell>
          <table:table-cell office:value-type="string">
            <text:p>TRANSFERENCIAS TRANSFERENCIA RECIBIDA</text:p>
          </table:table-cell>
          <table:table-cell office:value-type="currency" office:currency="EUR" office:value="414.28">
            <text:p>414,28 €</text:p>
          </table:table-cell>
          <table:table-cell/>
        </table:table-row>
        <table:table-row table:style-name="ro1">
          <table:table-cell office:value-type="string">
            <text:p>17/09/2013 F.Valor 17/09/2013 </text:p>
          </table:table-cell>
          <table:table-cell table:style-name="ce1" office:value-type="string">
            <text:p>TRANSFERENCIAS TRANSFERENCIA RECIBIDA</text:p>
          </table:table-cell>
          <table:table-cell table:style-name="ce3" office:value-type="currency" office:currency="EUR" office:value="828.56">
            <text:p>828,56 €</text:p>
          </table:table-cell>
          <table:table-cell/>
        </table:table-row>
        <table:table-row table:style-name="ro1">
          <table:table-cell office:value-type="string">
            <text:p>24/07/2013 F.Valor 24/07/2013 </text:p>
          </table:table-cell>
          <table:table-cell office:value-type="string">
            <text:p>TRANSFERENCIAS TRANSFERENCIA RECIBIDA</text:p>
          </table:table-cell>
          <table:table-cell office:value-type="currency" office:currency="EUR" office:value="414.28">
            <text:p>414,28 €</text:p>
          </table:table-cell>
          <table:table-cell/>
        </table:table-row>
        <table:table-row table:style-name="ro1">
          <table:table-cell office:value-type="string">
            <text:p>17/06/2013 F.Valor 17/06/2013 </text:p>
          </table:table-cell>
          <table:table-cell office:value-type="string">
            <text:p>TRANSFERENCIAS TRANSFERENCIA RECIBIDA</text:p>
          </table:table-cell>
          <table:table-cell office:value-type="currency" office:currency="EUR" office:value="414.28">
            <text:p>414,28 €</text:p>
          </table:table-cell>
          <table:table-cell/>
        </table:table-row>
        <table:table-row table:style-name="ro1">
          <table:table-cell office:value-type="string">
            <text:p>30/05/2013 F.Valor 30/05/2013 </text:p>
          </table:table-cell>
          <table:table-cell office:value-type="string">
            <text:p>TRANSFERENCIAS TRANSFERENCIA RECIBIDA</text:p>
          </table:table-cell>
          <table:table-cell office:value-type="currency" office:currency="EUR" office:value="414.28">
            <text:p>414,28 €</text:p>
          </table:table-cell>
          <table:table-cell/>
        </table:table-row>
        <table:table-row table:style-name="ro1">
          <table:table-cell office:value-type="string">
            <text:p>30/04/2013 F.Valor 30/04/2013 </text:p>
          </table:table-cell>
          <table:table-cell office:value-type="string">
            <text:p>TRANSFERENCIAS TRANSFERENCIA RECIBIDA</text:p>
          </table:table-cell>
          <table:table-cell office:value-type="currency" office:currency="EUR" office:value="414.28">
            <text:p>414,28 €</text:p>
          </table:table-cell>
          <table:table-cell/>
        </table:table-row>
        <table:table-row table:style-name="ro1">
          <table:table-cell office:value-type="string">
            <text:p>28/03/2013 F.Valor 28/03/2013 </text:p>
          </table:table-cell>
          <table:table-cell office:value-type="string">
            <text:p>TRANSFERENCIAS TRANSFERENCIA RECIBIDA</text:p>
          </table:table-cell>
          <table:table-cell office:value-type="currency" office:currency="EUR" office:value="414.28">
            <text:p>414,28 €</text:p>
          </table:table-cell>
          <table:table-cell/>
        </table:table-row>
        <table:table-row table:style-name="ro1">
          <table:table-cell office:value-type="string">
            <text:p>27/03/2013 F.Valor 27/03/2013 </text:p>
          </table:table-cell>
          <table:table-cell office:value-type="string">
            <text:p>TRANSFERENCIAS TRANSFERENCIA RECIBIDA</text:p>
          </table:table-cell>
          <table:table-cell office:value-type="currency" office:currency="EUR" office:value="414.28">
            <text:p>414,28 €</text:p>
          </table:table-cell>
          <table:table-cell/>
        </table:table-row>
        <table:table-row table:style-name="ro1">
          <table:table-cell office:value-type="string">
            <text:p>15/02/2013 F.Valor 15/02/2013 </text:p>
          </table:table-cell>
          <table:table-cell office:value-type="string">
            <text:p>TRANSFERENCIAS TRANSFERENCIA RECIBIDA</text:p>
          </table:table-cell>
          <table:table-cell office:value-type="currency" office:currency="EUR" office:value="414.28">
            <text:p>414,28 €</text:p>
          </table:table-cell>
          <table:table-cell/>
        </table:table-row>
        <table:table-row table:style-name="ro1">
          <table:table-cell office:value-type="string">
            <text:p>21/12/2012 F.Valor 21/12/2012 </text:p>
          </table:table-cell>
          <table:table-cell office:value-type="string">
            <text:p>TRANSFERENCIAS TRANSFERENCIA RECIBIDA</text:p>
          </table:table-cell>
          <table:table-cell office:value-type="currency" office:currency="EUR" office:value="414.28">
            <text:p>414,28 €</text:p>
          </table:table-cell>
          <table:table-cell table:style-name="ce6"/>
        </table:table-row>
      </table:table>
      <table:table table:name="Tots el moviments" table:style-name="ta1" table:print="false"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3"/>
        <table:table-row table:style-name="ro3">
          <table:table-cell office:value-type="string">
            <text:p>20/11/2014 F.Valor 22/11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11.19">
            <text:p>-11,19 €</text:p>
          </table:table-cell>
          <table:table-cell table:style-name="ce5" office:value-type="string">
            <text:p>Ver detalle</text:p>
            <text:p>131,35 € </text:p>
          </table:table-cell>
        </table:table-row>
        <table:table-row table:style-name="ro3">
          <table:table-cell office:value-type="string">
            <text:p>19/11/2014 F.Valor 21/11/2014 </text:p>
          </table:table-cell>
          <table:table-cell office:value-type="string">
            <text:p>PAGO CON TARJETA EN GRANDES SUPERFICIES PAGO CON TARJETA</text:p>
          </table:table-cell>
          <table:table-cell office:value-type="currency" office:currency="EUR" office:value="-29.05">
            <text:p>-29,05 €</text:p>
          </table:table-cell>
          <table:table-cell office:value-type="currency" office:currency="EUR" office:value="142.54">
            <text:p>142,54 €</text:p>
          </table:table-cell>
        </table:table-row>
        <table:table-row table:style-name="ro3">
          <table:table-cell office:value-type="string">
            <text:p>19/11/2014 F.Valor 19/11/2014 </text:p>
          </table:table-cell>
          <table:table-cell office:value-type="string">
            <text:p>TRANSFERENCIAS TRANSFERENCIA REALIZADA</text:p>
          </table:table-cell>
          <table:table-cell office:value-type="currency" office:currency="EUR" office:value="-11">
            <text:p>-11,00 €</text:p>
          </table:table-cell>
          <table:table-cell office:value-type="currency" office:currency="EUR" office:value="171.59">
            <text:p>171,59 €</text:p>
          </table:table-cell>
        </table:table-row>
        <table:table-row table:style-name="ro3">
          <table:table-cell office:value-type="string">
            <text:p>17/11/2014 F.Valor 17/11/2014 </text:p>
          </table:table-cell>
          <table:table-cell office:value-type="string">
            <text:p>ADEUDO A SU CARGO PAGO DE RECIBO DOMICILIADO</text:p>
          </table:table-cell>
          <table:table-cell office:value-type="currency" office:currency="EUR" office:value="-71.38">
            <text:p>-71,38 €</text:p>
          </table:table-cell>
          <table:table-cell office:value-type="currency" office:currency="EUR" office:value="182.59">
            <text:p>182,59 €</text:p>
          </table:table-cell>
        </table:table-row>
        <table:table-row table:style-name="ro3">
          <table:table-cell office:value-type="string">
            <text:p>14/11/2014 F.Valor 14/11/2014 </text:p>
          </table:table-cell>
          <table:table-cell office:value-type="string">
            <text:p>ADEUDO A SU CARGO PAGO DE RECIBO DOMICILIADO</text:p>
          </table:table-cell>
          <table:table-cell office:value-type="currency" office:currency="EUR" office:value="-59.14">
            <text:p>-59,14 €</text:p>
          </table:table-cell>
          <table:table-cell office:value-type="currency" office:currency="EUR" office:value="253.97">
            <text:p>253,97 €</text:p>
          </table:table-cell>
        </table:table-row>
        <table:table-row table:style-name="ro3">
          <table:table-cell office:value-type="string">
            <text:p>14/11/2014 F.Valor 14/11/2014 </text:p>
          </table:table-cell>
          <table:table-cell office:value-type="string">
            <text:p>ADEUDO DE TELEFONIA FIJA PAGO DE RECIBO DOMICILIADO</text:p>
          </table:table-cell>
          <table:table-cell office:value-type="currency" office:currency="EUR" office:value="-42.46">
            <text:p>-42,46 €</text:p>
          </table:table-cell>
          <table:table-cell office:value-type="currency" office:currency="EUR" office:value="313.11">
            <text:p>313,11 €</text:p>
          </table:table-cell>
        </table:table-row>
        <table:table-row table:style-name="ro3">
          <table:table-cell office:value-type="string">
            <text:p>13/11/2014 F.Valor 13/11/2014 </text:p>
          </table:table-cell>
          <table:table-cell office:value-type="string">
            <text:p>TRANSFERENCIAS TRANSFERENCIA REALIZADA</text:p>
          </table:table-cell>
          <table:table-cell office:value-type="currency" office:currency="EUR" office:value="-200">
            <text:p>-200,00 €</text:p>
          </table:table-cell>
          <table:table-cell office:value-type="currency" office:currency="EUR" office:value="355.57">
            <text:p>355,57 €</text:p>
          </table:table-cell>
        </table:table-row>
        <table:table-row table:style-name="ro3">
          <table:table-cell office:value-type="string">
            <text:p>04/11/2014 F.Valor 31/10/2014 </text:p>
          </table:table-cell>
          <table:table-cell office:value-type="string">
            <text:p>COMISION POR EMISION DE DUPLICADO DE TARJETA OTROS</text:p>
          </table:table-cell>
          <table:table-cell office:value-type="currency" office:currency="EUR" office:value="-4">
            <text:p>-4,00 €</text:p>
          </table:table-cell>
          <table:table-cell office:value-type="currency" office:currency="EUR" office:value="555.57">
            <text:p>555,57 €</text:p>
          </table:table-cell>
        </table:table-row>
        <table:table-row table:style-name="ro3">
          <table:table-cell office:value-type="string">
            <text:p>03/11/2014 F.Valor 03/11/2014 </text:p>
          </table:table-cell>
          <table:table-cell office:value-type="string">
            <text:p>ADEUDO A SU CARGO PAGO DE RECIBO DOMICILIADO</text:p>
          </table:table-cell>
          <table:table-cell office:value-type="currency" office:currency="EUR" office:value="-199.87">
            <text:p>-199,87 €</text:p>
          </table:table-cell>
          <table:table-cell office:value-type="currency" office:currency="EUR" office:value="559.57">
            <text:p>559,57 €</text:p>
          </table:table-cell>
        </table:table-row>
        <table:table-row table:style-name="ro3">
          <table:table-cell office:value-type="string">
            <text:p>03/11/2014 F.Valor 03/11/2014 </text:p>
          </table:table-cell>
          <table:table-cell office:value-type="string">
            <text:p>TRANSFERENCIAS TRANSFERENCIA REALIZADA</text:p>
          </table:table-cell>
          <table:table-cell office:value-type="currency" office:currency="EUR" office:value="-200">
            <text:p>-200,00 €</text:p>
          </table:table-cell>
          <table:table-cell office:value-type="currency" office:currency="EUR" office:value="759.44">
            <text:p>759,44 €</text:p>
          </table:table-cell>
        </table:table-row>
        <table:table-row table:style-name="ro3">
          <table:table-cell office:value-type="string">
            <text:p>31/10/2014 F.Valor 31/10/2014 </text:p>
          </table:table-cell>
          <table:table-cell office:value-type="string">
            <text:p>ADEUDO DE CUOTA DE LA SEGURIDAD SOCIAL PAGO DE IMPUESTO</text:p>
          </table:table-cell>
          <table:table-cell office:value-type="currency" office:currency="EUR" office:value="-261.84">
            <text:p>-261,84 €</text:p>
          </table:table-cell>
          <table:table-cell office:value-type="currency" office:currency="EUR" office:value="959.44">
            <text:p>959,44 €</text:p>
          </table:table-cell>
        </table:table-row>
        <table:table-row table:style-name="ro3">
          <table:table-cell office:value-type="string">
            <text:p>30/10/2014 F.Valor 01/11/2014 </text:p>
          </table:table-cell>
          <table:table-cell office:value-type="string">
            <text:p>PAGO CON TARJETA DE SERVICIOS VARIOS PAGO CON TARJETA</text:p>
          </table:table-cell>
          <table:table-cell office:value-type="currency" office:currency="EUR" office:value="-14">
            <text:p>-14,00 €</text:p>
          </table:table-cell>
          <table:table-cell office:value-type="currency" office:currency="EUR" office:value="1221.28">
            <text:p>1.221,28 €</text:p>
          </table:table-cell>
        </table:table-row>
        <table:table-row table:style-name="ro3">
          <table:table-cell office:value-type="string">
            <text:p>29/10/2014 F.Valor 29/10/2014 </text:p>
          </table:table-cell>
          <table:table-cell office:value-type="string">
            <text:p>ADEUDO A SU CARGO PAGO DE RECIBO DOMICILIADO</text:p>
          </table:table-cell>
          <table:table-cell office:value-type="currency" office:currency="EUR" office:value="-171.82">
            <text:p>-171,82 €</text:p>
          </table:table-cell>
          <table:table-cell office:value-type="currency" office:currency="EUR" office:value="1235.28">
            <text:p>1.235,28 €</text:p>
          </table:table-cell>
        </table:table-row>
        <table:table-row table:style-name="ro3">
          <table:table-cell office:value-type="string">
            <text:p>28/10/2014 F.Valor 30/10/2014 </text:p>
          </table:table-cell>
          <table:table-cell office:value-type="string">
            <text:p>PAGO CON TARJETA EN GRANDES SUPERFICIES PAGO CON TARJETA</text:p>
          </table:table-cell>
          <table:table-cell office:value-type="currency" office:currency="EUR" office:value="-29.8">
            <text:p>-29,80 €</text:p>
          </table:table-cell>
          <table:table-cell office:value-type="currency" office:currency="EUR" office:value="1407.1">
            <text:p>1.407,10 €</text:p>
          </table:table-cell>
        </table:table-row>
        <table:table-row table:style-name="ro3">
          <table:table-cell office:value-type="string">
            <text:p>27/10/2014 F.Valor 27/10/2014 </text:p>
          </table:table-cell>
          <table:table-cell office:value-type="string">
            <text:p>ABONO DE NOMINA POR TRANSFERENCIA INGRESO POR NÓMINA O PENSIÓN</text:p>
          </table:table-cell>
          <table:table-cell office:value-type="currency" office:currency="EUR" office:value="1390">
            <text:p>1.390,00 €</text:p>
          </table:table-cell>
          <table:table-cell office:value-type="currency" office:currency="EUR" office:value="1436.9">
            <text:p>1.436,90 €</text:p>
          </table:table-cell>
        </table:table-row>
        <table:table-row table:style-name="ro3">
          <table:table-cell office:value-type="string">
            <text:p>27/10/2014 F.Valor 27/10/2014 </text:p>
          </table:table-cell>
          <table:table-cell office:value-type="string">
            <text:p>TRANSFERENCIAS TRANSFERENCIA REALIZADA</text:p>
          </table:table-cell>
          <table:table-cell office:value-type="currency" office:currency="EUR" office:value="-200">
            <text:p>-200,00 €</text:p>
          </table:table-cell>
          <table:table-cell office:value-type="currency" office:currency="EUR" office:value="46.9">
            <text:p>46,90 €</text:p>
          </table:table-cell>
        </table:table-row>
        <table:table-row table:style-name="ro3">
          <table:table-cell office:value-type="string">
            <text:p>23/10/2014 F.Valor 23/10/2014 </text:p>
          </table:table-cell>
          <table:table-cell office:value-type="string">
            <text:p>TRANSFERENCIAS TRANSFERENCIA REALIZADA</text:p>
          </table:table-cell>
          <table:table-cell office:value-type="currency" office:currency="EUR" office:value="-25">
            <text:p>-25,00 €</text:p>
          </table:table-cell>
          <table:table-cell office:value-type="currency" office:currency="EUR" office:value="246.9">
            <text:p>246,90 €</text:p>
          </table:table-cell>
        </table:table-row>
        <table:table-row table:style-name="ro3">
          <table:table-cell office:value-type="string">
            <text:p>23/10/2014 F.Valor 23/10/2014 </text:p>
          </table:table-cell>
          <table:table-cell office:value-type="string">
            <text:p>TRANSFERENCIAS TRANSFERENCIA REALIZADA</text:p>
          </table:table-cell>
          <table:table-cell office:value-type="currency" office:currency="EUR" office:value="-45">
            <text:p>-45,00 €</text:p>
          </table:table-cell>
          <table:table-cell office:value-type="currency" office:currency="EUR" office:value="271.9">
            <text:p>271,90 €</text:p>
          </table:table-cell>
        </table:table-row>
        <table:table-row table:style-name="ro3">
          <table:table-cell office:value-type="string">
            <text:p>23/10/2014 F.Valor 23/10/2014 </text:p>
          </table:table-cell>
          <table:table-cell office:value-type="string">
            <text:p>TRANSFERENCIAS TRANSFERENCIA REALIZADA</text:p>
          </table:table-cell>
          <table:table-cell office:value-type="currency" office:currency="EUR" office:value="-40">
            <text:p>-40,00 €</text:p>
          </table:table-cell>
          <table:table-cell office:value-type="currency" office:currency="EUR" office:value="316.9">
            <text:p>316,90 €</text:p>
          </table:table-cell>
        </table:table-row>
        <table:table-row table:style-name="ro3">
          <table:table-cell office:value-type="string">
            <text:p>23/10/2014 F.Valor 23/10/2014 </text:p>
          </table:table-cell>
          <table:table-cell office:value-type="string">
            <text:p>TRANSFERENCIAS TRANSFERENCIA REALIZADA</text:p>
          </table:table-cell>
          <table:table-cell office:value-type="currency" office:currency="EUR" office:value="-6">
            <text:p>-6,00 €</text:p>
          </table:table-cell>
          <table:table-cell office:value-type="currency" office:currency="EUR" office:value="356.9">
            <text:p>356,90 €</text:p>
          </table:table-cell>
        </table:table-row>
        <table:table-row table:style-name="ro3">
          <table:table-cell office:value-type="string">
            <text:p>20/10/2014 F.Valor 20/10/2014 </text:p>
          </table:table-cell>
          <table:table-cell office:value-type="string">
            <text:p>CARGO POR PAGO DE IMPUESTOS - TRIBUTOS PAGO DE IMPUESTO</text:p>
          </table:table-cell>
          <table:table-cell office:value-type="currency" office:currency="EUR" office:value="-145.21">
            <text:p>-145,21 €</text:p>
          </table:table-cell>
          <table:table-cell office:value-type="currency" office:currency="EUR" office:value="362.9">
            <text:p>362,90 €</text:p>
          </table:table-cell>
        </table:table-row>
        <table:table-row table:style-name="ro3">
          <table:table-cell office:value-type="string">
            <text:p>20/10/2014 F.Valor 20/10/2014 </text:p>
          </table:table-cell>
          <table:table-cell office:value-type="string">
            <text:p>ADEUDO A SU CARGO PAGO DE RECIBO DOMICILIADO</text:p>
          </table:table-cell>
          <table:table-cell office:value-type="currency" office:currency="EUR" office:value="-71.38">
            <text:p>-71,38 €</text:p>
          </table:table-cell>
          <table:table-cell office:value-type="currency" office:currency="EUR" office:value="508.11">
            <text:p>508,11 €</text:p>
          </table:table-cell>
        </table:table-row>
        <table:table-row table:style-name="ro3">
          <table:table-cell office:value-type="string">
            <text:p>16/10/2014 F.Valor 18/10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33">
            <text:p>-33,00 €</text:p>
          </table:table-cell>
          <table:table-cell office:value-type="currency" office:currency="EUR" office:value="579.49">
            <text:p>579,49 €</text:p>
          </table:table-cell>
        </table:table-row>
        <table:table-row table:style-name="ro3">
          <table:table-cell office:value-type="string">
            <text:p>14/10/2014 F.Valor 14/10/2014 </text:p>
          </table:table-cell>
          <table:table-cell office:value-type="string">
            <text:p>ADEUDO DE TELEFONIA FIJA PAGO DE RECIBO DOMICILIADO</text:p>
          </table:table-cell>
          <table:table-cell office:value-type="currency" office:currency="EUR" office:value="-44.06">
            <text:p>-44,06 €</text:p>
          </table:table-cell>
          <table:table-cell office:value-type="currency" office:currency="EUR" office:value="612.49">
            <text:p>612,49 €</text:p>
          </table:table-cell>
        </table:table-row>
        <table:table-row table:style-name="ro3">
          <table:table-cell office:value-type="string">
            <text:p>13/10/2014 F.Valor 11/10/2014 </text:p>
          </table:table-cell>
          <table:table-cell office:value-type="string">
            <text:p>COMPRA EN COMERCIO EXTRANJERO-COMISIÓN 3 % INCLUÍDA PAGO CON TARJETA</text:p>
          </table:table-cell>
          <table:table-cell office:value-type="currency" office:currency="EUR" office:value="-69.96">
            <text:p>-69,96 €</text:p>
          </table:table-cell>
          <table:table-cell office:value-type="currency" office:currency="EUR" office:value="656.55">
            <text:p>656,55 €</text:p>
          </table:table-cell>
        </table:table-row>
        <table:table-row table:style-name="ro3">
          <table:table-cell office:value-type="string">
            <text:p>13/10/2014 F.Valor 12/10/2014 </text:p>
          </table:table-cell>
          <table:table-cell office:value-type="string">
            <text:p>CARGO POR COMPRA CON TARJETA EN COMERCIOS PAGO CON TARJETA</text:p>
          </table:table-cell>
          <table:table-cell office:value-type="currency" office:currency="EUR" office:value="-148.75">
            <text:p>-148,75 €</text:p>
          </table:table-cell>
          <table:table-cell office:value-type="currency" office:currency="EUR" office:value="726.51">
            <text:p>726,51 €</text:p>
          </table:table-cell>
        </table:table-row>
        <table:table-row table:style-name="ro3">
          <table:table-cell office:value-type="string">
            <text:p>13/10/2014 F.Valor 12/10/2014 </text:p>
          </table:table-cell>
          <table:table-cell office:value-type="string">
            <text:p>CARGO POR COMPRA CON TARJETA EN COMERCIOS PAGO CON TARJETA</text:p>
          </table:table-cell>
          <table:table-cell office:value-type="currency" office:currency="EUR" office:value="-29">
            <text:p>-29,00 €</text:p>
          </table:table-cell>
          <table:table-cell office:value-type="currency" office:currency="EUR" office:value="875.26">
            <text:p>875,26 €</text:p>
          </table:table-cell>
        </table:table-row>
        <table:table-row table:style-name="ro3">
          <table:table-cell office:value-type="string">
            <text:p>13/10/2014 F.Valor 13/10/2014 </text:p>
          </table:table-cell>
          <table:table-cell office:value-type="string">
            <text:p>PAGO CON TARJETA EN MEDICINA,FARMACIA Y SANIDAD PAGO CON TARJETA</text:p>
          </table:table-cell>
          <table:table-cell office:value-type="currency" office:currency="EUR" office:value="-16.95">
            <text:p>-16,95 €</text:p>
          </table:table-cell>
          <table:table-cell office:value-type="currency" office:currency="EUR" office:value="904.26">
            <text:p>904,26 €</text:p>
          </table:table-cell>
        </table:table-row>
        <table:table-row table:style-name="ro3">
          <table:table-cell office:value-type="string">
            <text:p>13/10/2014 F.Valor 13/10/2014 </text:p>
          </table:table-cell>
          <table:table-cell office:value-type="string">
            <text:p>PAGO CON TARJETA EN GRANDES SUPERFICIES PAGO CON TARJETA</text:p>
          </table:table-cell>
          <table:table-cell office:value-type="currency" office:currency="EUR" office:value="-19.24">
            <text:p>-19,24 €</text:p>
          </table:table-cell>
          <table:table-cell office:value-type="currency" office:currency="EUR" office:value="921.21">
            <text:p>921,21 €</text:p>
          </table:table-cell>
        </table:table-row>
        <table:table-row table:style-name="ro3">
          <table:table-cell office:value-type="string">
            <text:p>13/10/2014 F.Valor 13/10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42.85">
            <text:p>-42,85 €</text:p>
          </table:table-cell>
          <table:table-cell office:value-type="currency" office:currency="EUR" office:value="940.45">
            <text:p>940,45 €</text:p>
          </table:table-cell>
        </table:table-row>
        <table:table-row table:style-name="ro3">
          <table:table-cell office:value-type="string">
            <text:p>13/10/2014 F.Valor 13/10/2014 </text:p>
          </table:table-cell>
          <table:table-cell office:value-type="string">
            <text:p>TRANSFERENCIAS TRANSFERENCIA REALIZADA</text:p>
          </table:table-cell>
          <table:table-cell office:value-type="currency" office:currency="EUR" office:value="-300">
            <text:p>-300,00 €</text:p>
          </table:table-cell>
          <table:table-cell office:value-type="currency" office:currency="EUR" office:value="983.3">
            <text:p>983,30 €</text:p>
          </table:table-cell>
        </table:table-row>
        <table:table-row table:style-name="ro3">
          <table:table-cell office:value-type="string">
            <text:p>10/10/2014 F.Valor 12/10/2014 </text:p>
          </table:table-cell>
          <table:table-cell office:value-type="string">
            <text:p>PAGO CON TARJETA DE COMPRAS A DISTANCIA Y SUSCRIPCIONES PAGO CON TARJETA</text:p>
          </table:table-cell>
          <table:table-cell office:value-type="currency" office:currency="EUR" office:value="-17">
            <text:p>-17,00 €</text:p>
          </table:table-cell>
          <table:table-cell office:value-type="currency" office:currency="EUR" office:value="1283.3">
            <text:p>1.283,30 €</text:p>
          </table:table-cell>
        </table:table-row>
        <table:table-row table:style-name="ro3">
          <table:table-cell office:value-type="string">
            <text:p>10/10/2014 F.Valor 12/10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52.65">
            <text:p>-52,65 €</text:p>
          </table:table-cell>
          <table:table-cell office:value-type="currency" office:currency="EUR" office:value="1300.3">
            <text:p>1.300,30 €</text:p>
          </table:table-cell>
        </table:table-row>
        <table:table-row table:style-name="ro3">
          <table:table-cell office:value-type="string">
            <text:p>06/10/2014 F.Valor 06/10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8.25">
            <text:p>-8,25 €</text:p>
          </table:table-cell>
          <table:table-cell office:value-type="currency" office:currency="EUR" office:value="1352.95">
            <text:p>1.352,95 €</text:p>
          </table:table-cell>
        </table:table-row>
        <table:table-row table:style-name="ro3">
          <table:table-cell office:value-type="string">
            <text:p>06/10/2014 F.Valor 06/10/2014 </text:p>
          </table:table-cell>
          <table:table-cell office:value-type="string">
            <text:p>PAGO CON TARJETA EN MODA, CALZADO Y COMPLEMENTOS PAGO CON TARJETA</text:p>
          </table:table-cell>
          <table:table-cell office:value-type="currency" office:currency="EUR" office:value="-87.46">
            <text:p>-87,46 €</text:p>
          </table:table-cell>
          <table:table-cell office:value-type="currency" office:currency="EUR" office:value="1361.2">
            <text:p>1.361,20 €</text:p>
          </table:table-cell>
        </table:table-row>
        <table:table-row table:style-name="ro3">
          <table:table-cell office:value-type="string">
            <text:p>30/09/2014 F.Valor 02/10/2014 </text:p>
          </table:table-cell>
          <table:table-cell office:value-type="string">
            <text:p>PAGO CON TARJETA EN HOGAR, MUEBLES, DECORACION Y ELECTR PAGO CON TARJETA</text:p>
          </table:table-cell>
          <table:table-cell office:value-type="currency" office:currency="EUR" office:value="-16.04">
            <text:p>-16,04 €</text:p>
          </table:table-cell>
          <table:table-cell office:value-type="currency" office:currency="EUR" office:value="1448.66">
            <text:p>1.448,66 €</text:p>
          </table:table-cell>
        </table:table-row>
        <table:table-row table:style-name="ro3">
          <table:table-cell office:value-type="string">
            <text:p>30/09/2014 F.Valor 30/09/2014 </text:p>
          </table:table-cell>
          <table:table-cell office:value-type="string">
            <text:p>ADEUDO DE CUOTA DE LA SEGURIDAD SOCIAL PAGO DE IMPUESTO</text:p>
          </table:table-cell>
          <table:table-cell office:value-type="currency" office:currency="EUR" office:value="-261.84">
            <text:p>-261,84 €</text:p>
          </table:table-cell>
          <table:table-cell office:value-type="currency" office:currency="EUR" office:value="1464.7">
            <text:p>1.464,70 €</text:p>
          </table:table-cell>
        </table:table-row>
        <table:table-row table:style-name="ro3">
          <table:table-cell office:value-type="string">
            <text:p>30/09/2014 F.Valor 30/09/2014 </text:p>
          </table:table-cell>
          <table:table-cell office:value-type="string">
            <text:p>ADEUDO A SU CARGO PAGO DE RECIBO DOMICILIADO</text:p>
          </table:table-cell>
          <table:table-cell office:value-type="currency" office:currency="EUR" office:value="-46.44">
            <text:p>-46,44 €</text:p>
          </table:table-cell>
          <table:table-cell office:value-type="currency" office:currency="EUR" office:value="1726.54">
            <text:p>1.726,54 €</text:p>
          </table:table-cell>
        </table:table-row>
        <table:table-row table:style-name="ro3">
          <table:table-cell office:value-type="string">
            <text:p>29/09/2014 F.Valor 29/09/2014 </text:p>
          </table:table-cell>
          <table:table-cell office:value-type="string">
            <text:p>PAGO CON TARJETA EN DISCOS, LIBROS, FOTOS Y PC'S PAGO CON TARJETA</text:p>
          </table:table-cell>
          <table:table-cell office:value-type="currency" office:currency="EUR" office:value="-1.4">
            <text:p>-1,40 €</text:p>
          </table:table-cell>
          <table:table-cell office:value-type="currency" office:currency="EUR" office:value="2092.98">
            <text:p>2.092,98 €</text:p>
          </table:table-cell>
        </table:table-row>
        <table:table-row table:style-name="ro3">
          <table:table-cell office:value-type="string">
            <text:p>29/09/2014 F.Valor 29/09/2014 </text:p>
          </table:table-cell>
          <table:table-cell office:value-type="string">
            <text:p>TRANSFERENCIAS TRANSFERENCIA REALIZADA</text:p>
          </table:table-cell>
          <table:table-cell office:value-type="currency" office:currency="EUR" office:value="-300">
            <text:p>-300,00 €</text:p>
          </table:table-cell>
          <table:table-cell office:value-type="currency" office:currency="EUR" office:value="1772.98">
            <text:p>1.772,98 €</text:p>
          </table:table-cell>
        </table:table-row>
        <table:table-row table:style-name="ro3">
          <table:table-cell office:value-type="string">
            <text:p>29/09/2014 F.Valor 27/09/2014 </text:p>
          </table:table-cell>
          <table:table-cell office:value-type="string">
            <text:p>DISPOSICION DE EFECTIVO EN CAJERO DISPOSIC. DE EFECTIVO CAJERO/OFICINA</text:p>
          </table:table-cell>
          <table:table-cell office:value-type="currency" office:currency="EUR" office:value="-20">
            <text:p>-20,00 €</text:p>
          </table:table-cell>
          <table:table-cell office:value-type="currency" office:currency="EUR" office:value="2072.98">
            <text:p>2.072,98 €</text:p>
          </table:table-cell>
        </table:table-row>
        <table:table-row table:style-name="ro3">
          <table:table-cell office:value-type="string">
            <text:p>26/09/2014 F.Valor 29/09/2014 </text:p>
          </table:table-cell>
          <table:table-cell office:value-type="string">
            <text:p>TRANSFERENCIAS TRANSFERENCIA REALIZADA</text:p>
          </table:table-cell>
          <table:table-cell office:value-type="currency" office:currency="EUR" office:value="-2.5">
            <text:p>-2,50 €</text:p>
          </table:table-cell>
          <table:table-cell office:value-type="currency" office:currency="EUR" office:value="2094.38">
            <text:p>2.094,38 €</text:p>
          </table:table-cell>
        </table:table-row>
        <table:table-row table:style-name="ro3">
          <table:table-cell office:value-type="string">
            <text:p>26/09/2014 F.Valor 26/09/2014 </text:p>
          </table:table-cell>
          <table:table-cell office:value-type="string">
            <text:p>ABONO DE NOMINA POR TRANSFERENCIA INGRESO POR NÓMINA O PENSIÓN</text:p>
          </table:table-cell>
          <table:table-cell office:value-type="currency" office:currency="EUR" office:value="1380">
            <text:p>1.380,00 €</text:p>
          </table:table-cell>
          <table:table-cell office:value-type="currency" office:currency="EUR" office:value="2096.88">
            <text:p>2.096,88 €</text:p>
          </table:table-cell>
        </table:table-row>
        <table:table-row table:style-name="ro3">
          <table:table-cell office:value-type="string">
            <text:p>26/09/2014 F.Valor 26/09/2014 </text:p>
          </table:table-cell>
          <table:table-cell office:value-type="string">
            <text:p>ADEUDO A SU CARGO PAGO DE RECIBO DOMICILIADO</text:p>
          </table:table-cell>
          <table:table-cell office:value-type="currency" office:currency="EUR" office:value="-71.38">
            <text:p>-71,38 €</text:p>
          </table:table-cell>
          <table:table-cell office:value-type="currency" office:currency="EUR" office:value="716.88">
            <text:p>716,88 €</text:p>
          </table:table-cell>
        </table:table-row>
        <table:table-row table:style-name="ro3">
          <table:table-cell office:value-type="string">
            <text:p>25/09/2014 F.Valor 27/09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54.97">
            <text:p>-54,97 €</text:p>
          </table:table-cell>
          <table:table-cell office:value-type="currency" office:currency="EUR" office:value="788.26">
            <text:p>788,26 €</text:p>
          </table:table-cell>
        </table:table-row>
        <table:table-row table:style-name="ro3">
          <table:table-cell office:value-type="string">
            <text:p>25/09/2014 F.Valor 27/09/2014 </text:p>
          </table:table-cell>
          <table:table-cell office:value-type="string">
            <text:p>PAGO CON TARJETA EN SECTOR DEL AUTOMOVIL PAGO CON TARJETA</text:p>
          </table:table-cell>
          <table:table-cell office:value-type="currency" office:currency="EUR" office:value="-45.21">
            <text:p>-45,21 €</text:p>
          </table:table-cell>
          <table:table-cell office:value-type="currency" office:currency="EUR" office:value="843.23">
            <text:p>843,23 €</text:p>
          </table:table-cell>
        </table:table-row>
        <table:table-row table:style-name="ro3">
          <table:table-cell office:value-type="string">
            <text:p>23/09/2014 F.Valor 23/09/2014 </text:p>
          </table:table-cell>
          <table:table-cell office:value-type="string">
            <text:p>ADEUDO A SU CARGO PAGO DE RECIBO DOMICILIADO</text:p>
          </table:table-cell>
          <table:table-cell office:value-type="currency" office:currency="EUR" office:value="-94.73">
            <text:p>-94,73 €</text:p>
          </table:table-cell>
          <table:table-cell office:value-type="currency" office:currency="EUR" office:value="888.44">
            <text:p>888,44 €</text:p>
          </table:table-cell>
        </table:table-row>
        <table:table-row table:style-name="ro3">
          <table:table-cell office:value-type="string">
            <text:p>22/09/2014 F.Valor 23/09/2014 </text:p>
          </table:table-cell>
          <table:table-cell office:value-type="string">
            <text:p>PAGO CON TARJETA EN HOTELES Y ALOJAMIENTOS PAGO CON TARJETA</text:p>
          </table:table-cell>
          <table:table-cell office:value-type="currency" office:currency="EUR" office:value="-302">
            <text:p>-302,00 €</text:p>
          </table:table-cell>
          <table:table-cell office:value-type="currency" office:currency="EUR" office:value="983.17">
            <text:p>983,17 €</text:p>
          </table:table-cell>
        </table:table-row>
        <table:table-row table:style-name="ro3">
          <table:table-cell office:value-type="string">
            <text:p>19/09/2014 F.Valor 21/09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33.5">
            <text:p>-33,50 €</text:p>
          </table:table-cell>
          <table:table-cell office:value-type="currency" office:currency="EUR" office:value="1285.17">
            <text:p>1.285,17 €</text:p>
          </table:table-cell>
        </table:table-row>
        <table:table-row table:style-name="ro3">
          <table:table-cell office:value-type="string">
            <text:p>19/09/2014 F.Valor 21/09/2014 </text:p>
          </table:table-cell>
          <table:table-cell office:value-type="string">
            <text:p>PAGO CON TARJETA EN GRANDES SUPERFICIES PAGO CON TARJETA</text:p>
          </table:table-cell>
          <table:table-cell office:value-type="currency" office:currency="EUR" office:value="-10.17">
            <text:p>-10,17 €</text:p>
          </table:table-cell>
          <table:table-cell office:value-type="currency" office:currency="EUR" office:value="1318.67">
            <text:p>1.318,67 €</text:p>
          </table:table-cell>
        </table:table-row>
        <table:table-row table:style-name="ro3">
          <table:table-cell office:value-type="string">
            <text:p>16/09/2014 F.Valor 18/09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28.65">
            <text:p>-28,65 €</text:p>
          </table:table-cell>
          <table:table-cell office:value-type="currency" office:currency="EUR" office:value="1328.84">
            <text:p>1.328,84 €</text:p>
          </table:table-cell>
        </table:table-row>
        <table:table-row table:style-name="ro3">
          <table:table-cell office:value-type="string">
            <text:p>16/09/2014 F.Valor 18/09/2014 </text:p>
          </table:table-cell>
          <table:table-cell office:value-type="string">
            <text:p>PAGO CON TARJETA EN GRANDES SUPERFICIES PAGO CON TARJETA</text:p>
          </table:table-cell>
          <table:table-cell office:value-type="currency" office:currency="EUR" office:value="-22.54">
            <text:p>-22,54 €</text:p>
          </table:table-cell>
          <table:table-cell office:value-type="currency" office:currency="EUR" office:value="1357.49">
            <text:p>1.357,49 €</text:p>
          </table:table-cell>
        </table:table-row>
        <table:table-row table:style-name="ro3">
          <table:table-cell office:value-type="string">
            <text:p>15/09/2014 F.Valor 13/09/2014 </text:p>
          </table:table-cell>
          <table:table-cell office:value-type="string">
            <text:p>PAGO CON TARJETA EN GASOLINERAS OTROS</text:p>
          </table:table-cell>
          <table:table-cell office:value-type="currency" office:currency="EUR" office:value="7.17">
            <text:p>7,17 €</text:p>
          </table:table-cell>
          <table:table-cell office:value-type="currency" office:currency="EUR" office:value="1380.03">
            <text:p>1.380,03 €</text:p>
          </table:table-cell>
        </table:table-row>
        <table:table-row table:style-name="ro3">
          <table:table-cell office:value-type="string">
            <text:p>15/09/2014 F.Valor 15/09/2014 </text:p>
          </table:table-cell>
          <table:table-cell office:value-type="string">
            <text:p>PAGO CON TARJETA EN GRANDES SUPERFICIES PAGO CON TARJETA</text:p>
          </table:table-cell>
          <table:table-cell office:value-type="currency" office:currency="EUR" office:value="-29.76">
            <text:p>-29,76 €</text:p>
          </table:table-cell>
          <table:table-cell office:value-type="currency" office:currency="EUR" office:value="1372.86">
            <text:p>1.372,86 €</text:p>
          </table:table-cell>
        </table:table-row>
        <table:table-row table:style-name="ro3">
          <table:table-cell office:value-type="string">
            <text:p>15/09/2014 F.Valor 15/09/2014 </text:p>
          </table:table-cell>
          <table:table-cell office:value-type="string">
            <text:p>CARGO POR COMPRA CON TARJETA EN COMERCIOS PAGO CON TARJETA</text:p>
          </table:table-cell>
          <table:table-cell office:value-type="currency" office:currency="EUR" office:value="-50">
            <text:p>-50,00 €</text:p>
          </table:table-cell>
          <table:table-cell office:value-type="currency" office:currency="EUR" office:value="1402.62">
            <text:p>1.402,62 €</text:p>
          </table:table-cell>
        </table:table-row>
        <table:table-row table:style-name="ro3">
          <table:table-cell office:value-type="string">
            <text:p>12/09/2014 F.Valor 12/09/2014 </text:p>
          </table:table-cell>
          <table:table-cell office:value-type="string">
            <text:p>TRANSFERENCIAS TRANSFERENCIA REALIZADA</text:p>
          </table:table-cell>
          <table:table-cell office:value-type="currency" office:currency="EUR" office:value="-300">
            <text:p>-300,00 €</text:p>
          </table:table-cell>
          <table:table-cell office:value-type="currency" office:currency="EUR" office:value="1452.62">
            <text:p>1.452,62 €</text:p>
          </table:table-cell>
        </table:table-row>
        <table:table-row table:style-name="ro3">
          <table:table-cell office:value-type="string">
            <text:p>12/09/2014 F.Valor 12/09/2014 </text:p>
          </table:table-cell>
          <table:table-cell office:value-type="string">
            <text:p>ADEUDO DE TELEFONIA FIJA PAGO DE RECIBO DOMICILIADO</text:p>
          </table:table-cell>
          <table:table-cell office:value-type="currency" office:currency="EUR" office:value="-44.06">
            <text:p>-44,06 €</text:p>
          </table:table-cell>
          <table:table-cell office:value-type="currency" office:currency="EUR" office:value="1752.62">
            <text:p>1.752,62 €</text:p>
          </table:table-cell>
        </table:table-row>
        <table:table-row table:style-name="ro3">
          <table:table-cell office:value-type="string">
            <text:p>09/09/2014 F.Valor 11/09/2014 </text:p>
          </table:table-cell>
          <table:table-cell office:value-type="string">
            <text:p>PAGO CON TARJETA EN GRANDES SUPERFICIES PAGO CON TARJETA</text:p>
          </table:table-cell>
          <table:table-cell office:value-type="currency" office:currency="EUR" office:value="-27.65">
            <text:p>-27,65 €</text:p>
          </table:table-cell>
          <table:table-cell office:value-type="currency" office:currency="EUR" office:value="1796.68">
            <text:p>1.796,68 €</text:p>
          </table:table-cell>
        </table:table-row>
        <table:table-row table:style-name="ro3">
          <table:table-cell office:value-type="string">
            <text:p>08/09/2014 F.Valor 05/09/2014 </text:p>
          </table:table-cell>
          <table:table-cell office:value-type="string">
            <text:p>CARGO POR COMPRA CON TARJETA EN COMERCIOS OTROS</text:p>
          </table:table-cell>
          <table:table-cell office:value-type="currency" office:currency="EUR" office:value="3.97">
            <text:p>3,97 €</text:p>
          </table:table-cell>
          <table:table-cell office:value-type="currency" office:currency="EUR" office:value="1824.33">
            <text:p>1.824,33 €</text:p>
          </table:table-cell>
        </table:table-row>
        <table:table-row table:style-name="ro3">
          <table:table-cell office:value-type="string">
            <text:p>08/09/2014 F.Valor 08/09/2014 </text:p>
          </table:table-cell>
          <table:table-cell office:value-type="string">
            <text:p>PAGO CON TARJETA EN DEPORTES Y JUGUETES PAGO CON TARJETA</text:p>
          </table:table-cell>
          <table:table-cell office:value-type="currency" office:currency="EUR" office:value="-414.75">
            <text:p>-414,75 €</text:p>
          </table:table-cell>
          <table:table-cell office:value-type="currency" office:currency="EUR" office:value="1820.36">
            <text:p>1.820,36 €</text:p>
          </table:table-cell>
        </table:table-row>
        <table:table-row table:style-name="ro3">
          <table:table-cell office:value-type="string">
            <text:p>05/09/2014 F.Valor 07/09/2014 </text:p>
          </table:table-cell>
          <table:table-cell office:value-type="string">
            <text:p>PAGO CON TARJETA EN GASOLINERAS PAGO CON TARJETA</text:p>
          </table:table-cell>
          <table:table-cell office:value-type="currency" office:currency="EUR" office:value="-70">
            <text:p>-70,00 €</text:p>
          </table:table-cell>
          <table:table-cell office:value-type="currency" office:currency="EUR" office:value="2235.11">
            <text:p>2.235,11 €</text:p>
          </table:table-cell>
        </table:table-row>
        <table:table-row table:style-name="ro3">
          <table:table-cell office:value-type="string">
            <text:p>05/09/2014 F.Valor 07/09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21.57">
            <text:p>-21,57 €</text:p>
          </table:table-cell>
          <table:table-cell office:value-type="currency" office:currency="EUR" office:value="2305.11">
            <text:p>2.305,11 €</text:p>
          </table:table-cell>
        </table:table-row>
        <table:table-row table:style-name="ro3">
          <table:table-cell office:value-type="string">
            <text:p>05/09/2014 F.Valor 07/09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40.76">
            <text:p>-40,76 €</text:p>
          </table:table-cell>
          <table:table-cell office:value-type="currency" office:currency="EUR" office:value="2326.68">
            <text:p>2.326,68 €</text:p>
          </table:table-cell>
        </table:table-row>
        <table:table-row table:style-name="ro3">
          <table:table-cell office:value-type="string">
            <text:p>02/09/2014 F.Valor 04/09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31.29">
            <text:p>-31,29 €</text:p>
          </table:table-cell>
          <table:table-cell office:value-type="currency" office:currency="EUR" office:value="2367.44">
            <text:p>2.367,44 €</text:p>
          </table:table-cell>
        </table:table-row>
        <table:table-row table:style-name="ro3">
          <table:table-cell office:value-type="string">
            <text:p>02/09/2014 F.Valor 02/09/2014 </text:p>
          </table:table-cell>
          <table:table-cell office:value-type="string">
            <text:p>TRANSFERENCIAS TRANSFERENCIA RECIBIDA</text:p>
          </table:table-cell>
          <table:table-cell office:value-type="currency" office:currency="EUR" office:value="828.56">
            <text:p>828,56 €</text:p>
          </table:table-cell>
          <table:table-cell office:value-type="currency" office:currency="EUR" office:value="2398.73">
            <text:p>2.398,73 €</text:p>
          </table:table-cell>
        </table:table-row>
        <table:table-row table:style-name="ro3">
          <table:table-cell office:value-type="string">
            <text:p>02/09/2014 F.Valor 02/09/2014 </text:p>
          </table:table-cell>
          <table:table-cell office:value-type="string">
            <text:p>ADEUDO DE AGRUPACION O ASOCIACION PAGO DE RECIBO DOMICILIADO</text:p>
          </table:table-cell>
          <table:table-cell office:value-type="currency" office:currency="EUR" office:value="-30">
            <text:p>-30,00 €</text:p>
          </table:table-cell>
          <table:table-cell office:value-type="currency" office:currency="EUR" office:value="1570.17">
            <text:p>1.570,17 €</text:p>
          </table:table-cell>
        </table:table-row>
        <table:table-row table:style-name="ro3">
          <table:table-cell office:value-type="string">
            <text:p>01/09/2014 F.Valor 03/09/2014 </text:p>
          </table:table-cell>
          <table:table-cell office:value-type="string">
            <text:p>PAGO CON TARJETA EN GRANDES SUPERFICIES PAGO CON TARJETA</text:p>
          </table:table-cell>
          <table:table-cell office:value-type="currency" office:currency="EUR" office:value="-29.33">
            <text:p>-29,33 €</text:p>
          </table:table-cell>
          <table:table-cell office:value-type="currency" office:currency="EUR" office:value="1600.17">
            <text:p>1.600,17 €</text:p>
          </table:table-cell>
        </table:table-row>
        <table:table-row table:style-name="ro3">
          <table:table-cell office:value-type="string">
            <text:p>01/09/2014 F.Valor 01/09/2014 </text:p>
          </table:table-cell>
          <table:table-cell office:value-type="string">
            <text:p>TRANSFERENCIAS TRANSFERENCIA REALIZADA</text:p>
          </table:table-cell>
          <table:table-cell office:value-type="currency" office:currency="EUR" office:value="-200">
            <text:p>-200,00 €</text:p>
          </table:table-cell>
          <table:table-cell office:value-type="currency" office:currency="EUR" office:value="1629.5">
            <text:p>1.629,50 €</text:p>
          </table:table-cell>
        </table:table-row>
        <table:table-row table:style-name="ro3">
          <table:table-cell office:value-type="string">
            <text:p>29/08/2014 F.Valor 29/08/2014 </text:p>
          </table:table-cell>
          <table:table-cell office:value-type="string">
            <text:p>ADEUDO DE CUOTA DE LA SEGURIDAD SOCIAL PAGO DE IMPUESTO</text:p>
          </table:table-cell>
          <table:table-cell office:value-type="currency" office:currency="EUR" office:value="-261.84">
            <text:p>-261,84 €</text:p>
          </table:table-cell>
          <table:table-cell office:value-type="currency" office:currency="EUR" office:value="1829.5">
            <text:p>1.829,50 €</text:p>
          </table:table-cell>
        </table:table-row>
        <table:table-row table:style-name="ro3">
          <table:table-cell office:value-type="string">
            <text:p>26/08/2014 F.Valor 28/08/2014 </text:p>
          </table:table-cell>
          <table:table-cell office:value-type="string">
            <text:p>PAGO CON TARJETA EN GASOLINERAS PAGO CON TARJETA</text:p>
          </table:table-cell>
          <table:table-cell office:value-type="currency" office:currency="EUR" office:value="-60">
            <text:p>-60,00 €</text:p>
          </table:table-cell>
          <table:table-cell office:value-type="currency" office:currency="EUR" office:value="2091.34">
            <text:p>2.091,34 €</text:p>
          </table:table-cell>
        </table:table-row>
        <table:table-row table:style-name="ro3">
          <table:table-cell office:value-type="string">
            <text:p>26/08/2014 F.Valor 26/08/2014 </text:p>
          </table:table-cell>
          <table:table-cell office:value-type="string">
            <text:p>ABONO DE NOMINA POR TRANSFERENCIA INGRESO POR NÓMINA O PENSIÓN</text:p>
          </table:table-cell>
          <table:table-cell office:value-type="currency" office:currency="EUR" office:value="1380">
            <text:p>1.380,00 €</text:p>
          </table:table-cell>
          <table:table-cell office:value-type="currency" office:currency="EUR" office:value="2151.34">
            <text:p>2.151,34 €</text:p>
          </table:table-cell>
        </table:table-row>
        <table:table-row table:style-name="ro3">
          <table:table-cell office:value-type="string">
            <text:p>25/08/2014 F.Valor 25/08/2014 </text:p>
          </table:table-cell>
          <table:table-cell office:value-type="string">
            <text:p>PAGO CON TARJETA EN HOGAR, MUEBLES, DECORACION Y ELECTR PAGO CON TARJETA</text:p>
          </table:table-cell>
          <table:table-cell office:value-type="currency" office:currency="EUR" office:value="-21.7">
            <text:p>-21,70 €</text:p>
          </table:table-cell>
          <table:table-cell office:value-type="currency" office:currency="EUR" office:value="771.34">
            <text:p>771,34 €</text:p>
          </table:table-cell>
        </table:table-row>
        <table:table-row table:style-name="ro3">
          <table:table-cell office:value-type="string">
            <text:p>19/08/2014 F.Valor 21/08/2014 </text:p>
          </table:table-cell>
          <table:table-cell office:value-type="string">
            <text:p>PAGO CON TARJETA EN GRANDES SUPERFICIES PAGO CON TARJETA</text:p>
          </table:table-cell>
          <table:table-cell office:value-type="currency" office:currency="EUR" office:value="-73.99">
            <text:p>-73,99 €</text:p>
          </table:table-cell>
          <table:table-cell office:value-type="currency" office:currency="EUR" office:value="793.04">
            <text:p>793,04 €</text:p>
          </table:table-cell>
        </table:table-row>
        <table:table-row table:style-name="ro3">
          <table:table-cell office:value-type="string">
            <text:p>19/08/2014 F.Valor 21/08/2014 </text:p>
          </table:table-cell>
          <table:table-cell office:value-type="string">
            <text:p>PAGO CON TARJETA EN MEDICINA,FARMACIA Y SANIDAD PAGO CON TARJETA</text:p>
          </table:table-cell>
          <table:table-cell office:value-type="currency" office:currency="EUR" office:value="-50">
            <text:p>-50,00 €</text:p>
          </table:table-cell>
          <table:table-cell office:value-type="currency" office:currency="EUR" office:value="867.03">
            <text:p>867,03 €</text:p>
          </table:table-cell>
        </table:table-row>
        <table:table-row table:style-name="ro3">
          <table:table-cell office:value-type="string">
            <text:p>18/08/2014 F.Valor 18/08/2014 </text:p>
          </table:table-cell>
          <table:table-cell office:value-type="string">
            <text:p>TRANSFERENCIAS TRANSFERENCIA REALIZADA</text:p>
          </table:table-cell>
          <table:table-cell office:value-type="currency" office:currency="EUR" office:value="-55">
            <text:p>-55,00 €</text:p>
          </table:table-cell>
          <table:table-cell office:value-type="currency" office:currency="EUR" office:value="917.03">
            <text:p>917,03 €</text:p>
          </table:table-cell>
        </table:table-row>
        <table:table-row table:style-name="ro3">
          <table:table-cell office:value-type="string">
            <text:p>18/08/2014 F.Valor 18/08/2014 </text:p>
          </table:table-cell>
          <table:table-cell office:value-type="string">
            <text:p>TRANSFERENCIAS TRANSFERENCIA REALIZADA</text:p>
          </table:table-cell>
          <table:table-cell office:value-type="currency" office:currency="EUR" office:value="-50">
            <text:p>-50,00 €</text:p>
          </table:table-cell>
          <table:table-cell office:value-type="currency" office:currency="EUR" office:value="972.03">
            <text:p>972,03 €</text:p>
          </table:table-cell>
        </table:table-row>
        <table:table-row table:style-name="ro3">
          <table:table-cell office:value-type="string">
            <text:p>18/08/2014 F.Valor 18/08/2014 </text:p>
          </table:table-cell>
          <table:table-cell office:value-type="string">
            <text:p>PAGO CON TARJETA EN GRANDES SUPERFICIES PAGO CON TARJETA</text:p>
          </table:table-cell>
          <table:table-cell office:value-type="currency" office:currency="EUR" office:value="-33.69">
            <text:p>-33,69 €</text:p>
          </table:table-cell>
          <table:table-cell office:value-type="currency" office:currency="EUR" office:value="1022.03">
            <text:p>1.022,03 €</text:p>
          </table:table-cell>
        </table:table-row>
        <table:table-row table:style-name="ro3">
          <table:table-cell office:value-type="string">
            <text:p>14/08/2014 F.Valor 14/08/2014 </text:p>
          </table:table-cell>
          <table:table-cell office:value-type="string">
            <text:p>ADEUDO DE TELEFONIA FIJA PAGO DE RECIBO DOMICILIADO</text:p>
          </table:table-cell>
          <table:table-cell office:value-type="currency" office:currency="EUR" office:value="-47.6">
            <text:p>-47,60 €</text:p>
          </table:table-cell>
          <table:table-cell office:value-type="currency" office:currency="EUR" office:value="1055.72">
            <text:p>1.055,72 €</text:p>
          </table:table-cell>
        </table:table-row>
        <table:table-row table:style-name="ro3">
          <table:table-cell office:value-type="string">
            <text:p>05/08/2014 F.Valor 07/08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41.95">
            <text:p>-41,95 €</text:p>
          </table:table-cell>
          <table:table-cell office:value-type="currency" office:currency="EUR" office:value="1103.32">
            <text:p>1.103,32 €</text:p>
          </table:table-cell>
        </table:table-row>
        <table:table-row table:style-name="ro3">
          <table:table-cell office:value-type="string">
            <text:p>01/08/2014 F.Valor 01/08/2014 </text:p>
          </table:table-cell>
          <table:table-cell office:value-type="string">
            <text:p>TRANSFERENCIAS TRANSFERENCIA RECIBIDA</text:p>
          </table:table-cell>
          <table:table-cell office:value-type="currency" office:currency="EUR" office:value="414.28">
            <text:p>414,28 €</text:p>
          </table:table-cell>
          <table:table-cell office:value-type="currency" office:currency="EUR" office:value="1145.27">
            <text:p>1.145,27 €</text:p>
          </table:table-cell>
        </table:table-row>
        <table:table-row table:style-name="ro3">
          <table:table-cell office:value-type="string">
            <text:p>31/07/2014 F.Valor 31/07/2014 </text:p>
          </table:table-cell>
          <table:table-cell office:value-type="string">
            <text:p>ADEUDO DE CUOTA DE LA SEGURIDAD SOCIAL PAGO DE IMPUESTO</text:p>
          </table:table-cell>
          <table:table-cell office:value-type="currency" office:currency="EUR" office:value="-261.84">
            <text:p>-261,84 €</text:p>
          </table:table-cell>
          <table:table-cell office:value-type="currency" office:currency="EUR" office:value="730.99">
            <text:p>730,99 €</text:p>
          </table:table-cell>
        </table:table-row>
        <table:table-row table:style-name="ro3">
          <table:table-cell office:value-type="string">
            <text:p>30/07/2014 F.Valor 30/07/2014 </text:p>
          </table:table-cell>
          <table:table-cell office:value-type="string">
            <text:p>ADEUDO A SU CARGO PAGO DE RECIBO DOMICILIADO</text:p>
          </table:table-cell>
          <table:table-cell office:value-type="currency" office:currency="EUR" office:value="-43.96">
            <text:p>-43,96 €</text:p>
          </table:table-cell>
          <table:table-cell office:value-type="currency" office:currency="EUR" office:value="992.83">
            <text:p>992,83 €</text:p>
          </table:table-cell>
        </table:table-row>
        <table:table-row table:style-name="ro3">
          <table:table-cell office:value-type="string">
            <text:p>30/07/2014 F.Valor 30/07/2014 </text:p>
          </table:table-cell>
          <table:table-cell office:value-type="string">
            <text:p>ADEUDO A SU CARGO PAGO DE RECIBO DOMICILIADO</text:p>
          </table:table-cell>
          <table:table-cell office:value-type="currency" office:currency="EUR" office:value="-108.74">
            <text:p>-108,74 €</text:p>
          </table:table-cell>
          <table:table-cell office:value-type="currency" office:currency="EUR" office:value="1036.79">
            <text:p>1.036,79 €</text:p>
          </table:table-cell>
        </table:table-row>
        <table:table-row table:style-name="ro3">
          <table:table-cell office:value-type="string">
            <text:p>29/07/2014 F.Valor 29/07/2014 </text:p>
          </table:table-cell>
          <table:table-cell office:value-type="string">
            <text:p>ADEUDO A SU CARGO PAGO DE RECIBO DOMICILIADO</text:p>
          </table:table-cell>
          <table:table-cell office:value-type="currency" office:currency="EUR" office:value="-171.82">
            <text:p>-171,82 €</text:p>
          </table:table-cell>
          <table:table-cell office:value-type="currency" office:currency="EUR" office:value="1145.53">
            <text:p>1.145,53 €</text:p>
          </table:table-cell>
        </table:table-row>
        <table:table-row table:style-name="ro3">
          <table:table-cell office:value-type="string">
            <text:p>28/07/2014 F.Valor 30/07/2014 </text:p>
          </table:table-cell>
          <table:table-cell office:value-type="string">
            <text:p>PAGO CON TARJETA EN GASOLINERAS PAGO CON TARJETA</text:p>
          </table:table-cell>
          <table:table-cell office:value-type="currency" office:currency="EUR" office:value="-65">
            <text:p>-65,00 €</text:p>
          </table:table-cell>
          <table:table-cell office:value-type="currency" office:currency="EUR" office:value="1317.35">
            <text:p>1.317,35 €</text:p>
          </table:table-cell>
        </table:table-row>
        <table:table-row table:style-name="ro3">
          <table:table-cell office:value-type="string">
            <text:p>28/07/2014 F.Valor 30/07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21.79">
            <text:p>-21,79 €</text:p>
          </table:table-cell>
          <table:table-cell office:value-type="currency" office:currency="EUR" office:value="1382.35">
            <text:p>1.382,35 €</text:p>
          </table:table-cell>
        </table:table-row>
        <table:table-row table:style-name="ro3">
          <table:table-cell office:value-type="string">
            <text:p>28/07/2014 F.Valor 30/07/2014 </text:p>
          </table:table-cell>
          <table:table-cell office:value-type="string">
            <text:p>PAGO CON TARJETA EN DISCOS, LIBROS, FOTOS Y PC'S PAGO CON TARJETA</text:p>
          </table:table-cell>
          <table:table-cell office:value-type="currency" office:currency="EUR" office:value="-17.36">
            <text:p>-17,36 €</text:p>
          </table:table-cell>
          <table:table-cell office:value-type="currency" office:currency="EUR" office:value="1404.14">
            <text:p>1.404,14 €</text:p>
          </table:table-cell>
        </table:table-row>
        <table:table-row table:style-name="ro3">
          <table:table-cell office:value-type="string">
            <text:p>28/07/2014 F.Valor 28/07/2014 </text:p>
          </table:table-cell>
          <table:table-cell office:value-type="string">
            <text:p>ABONO DE NOMINA POR TRANSFERENCIA INGRESO POR NÓMINA O PENSIÓN</text:p>
          </table:table-cell>
          <table:table-cell office:value-type="currency" office:currency="EUR" office:value="1380">
            <text:p>1.380,00 €</text:p>
          </table:table-cell>
          <table:table-cell office:value-type="currency" office:currency="EUR" office:value="1421.5">
            <text:p>1.421,50 €</text:p>
          </table:table-cell>
        </table:table-row>
        <table:table-row table:style-name="ro3">
          <table:table-cell office:value-type="string">
            <text:p>28/07/2014 F.Valor 28/07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3.4">
            <text:p>-3,40 €</text:p>
          </table:table-cell>
          <table:table-cell office:value-type="currency" office:currency="EUR" office:value="41.5">
            <text:p>41,50 €</text:p>
          </table:table-cell>
        </table:table-row>
        <table:table-row table:style-name="ro3">
          <table:table-cell office:value-type="string">
            <text:p>24/07/2014 F.Valor 26/07/2014 </text:p>
          </table:table-cell>
          <table:table-cell office:value-type="string">
            <text:p>PAGO CON TARJETA EN GRANDES SUPERFICIES PAGO CON TARJETA</text:p>
          </table:table-cell>
          <table:table-cell office:value-type="currency" office:currency="EUR" office:value="-37.58">
            <text:p>-37,58 €</text:p>
          </table:table-cell>
          <table:table-cell office:value-type="currency" office:currency="EUR" office:value="44.9">
            <text:p>44,90 €</text:p>
          </table:table-cell>
        </table:table-row>
        <table:table-row table:style-name="ro3">
          <table:table-cell office:value-type="string">
            <text:p>23/07/2014 F.Valor 25/07/2014 </text:p>
          </table:table-cell>
          <table:table-cell office:value-type="string">
            <text:p>PAGO CON TARJETA EN TRANSPORTE Y ALQUILER DE VEHICULOS PAGO CON TARJETA</text:p>
          </table:table-cell>
          <table:table-cell office:value-type="currency" office:currency="EUR" office:value="-4">
            <text:p>-4,00 €</text:p>
          </table:table-cell>
          <table:table-cell office:value-type="currency" office:currency="EUR" office:value="82.48">
            <text:p>82,48 €</text:p>
          </table:table-cell>
        </table:table-row>
        <table:table-row table:style-name="ro3">
          <table:table-cell office:value-type="string">
            <text:p>23/07/2014 F.Valor 25/07/2014 </text:p>
          </table:table-cell>
          <table:table-cell office:value-type="string">
            <text:p>PAGO CON TARJETA DE SERVICIOS VARIOS PAGO CON TARJETA</text:p>
          </table:table-cell>
          <table:table-cell office:value-type="currency" office:currency="EUR" office:value="-14">
            <text:p>-14,00 €</text:p>
          </table:table-cell>
          <table:table-cell office:value-type="currency" office:currency="EUR" office:value="86.48">
            <text:p>86,48 €</text:p>
          </table:table-cell>
        </table:table-row>
        <table:table-row table:style-name="ro3">
          <table:table-cell office:value-type="string">
            <text:p>23/07/2014 F.Valor 23/07/2014 </text:p>
          </table:table-cell>
          <table:table-cell office:value-type="string">
            <text:p>TRANSFERENCIAS TRANSFERENCIA RECIBIDA</text:p>
          </table:table-cell>
          <table:table-cell office:value-type="currency" office:currency="EUR" office:value="100">
            <text:p>100,00 €</text:p>
          </table:table-cell>
          <table:table-cell office:value-type="currency" office:currency="EUR" office:value="100.48">
            <text:p>100,48 €</text:p>
          </table:table-cell>
        </table:table-row>
        <table:table-row table:style-name="ro3">
          <table:table-cell office:value-type="string">
            <text:p>21/07/2014 F.Valor 20/07/2014 </text:p>
          </table:table-cell>
          <table:table-cell office:value-type="string">
            <text:p>PAGO CON TARJETA EN GRANDES SUPERFICIES PAGO CON TARJETA</text:p>
          </table:table-cell>
          <table:table-cell office:value-type="currency" office:currency="EUR" office:value="-69.77">
            <text:p>-69,77 €</text:p>
          </table:table-cell>
          <table:table-cell office:value-type="currency" office:currency="EUR" office:value="0.48">
            <text:p>0,48 €</text:p>
          </table:table-cell>
        </table:table-row>
        <table:table-row table:style-name="ro3">
          <table:table-cell office:value-type="string">
            <text:p>21/07/2014 F.Valor 20/07/2014 </text:p>
          </table:table-cell>
          <table:table-cell office:value-type="string">
            <text:p>PAGO CON TARJETA EN GRANDES SUPERFICIES PAGO CON TARJETA</text:p>
          </table:table-cell>
          <table:table-cell office:value-type="currency" office:currency="EUR" office:value="-65.5">
            <text:p>-65,50 €</text:p>
          </table:table-cell>
          <table:table-cell office:value-type="currency" office:currency="EUR" office:value="70.25">
            <text:p>70,25 €</text:p>
          </table:table-cell>
        </table:table-row>
        <table:table-row table:style-name="ro3">
          <table:table-cell office:value-type="string">
            <text:p>21/07/2014 F.Valor 21/07/2014 </text:p>
          </table:table-cell>
          <table:table-cell office:value-type="string">
            <text:p>CARGO POR PAGO DE IMPUESTOS - TRIBUTOS PAGO DE IMPUESTO</text:p>
          </table:table-cell>
          <table:table-cell office:value-type="currency" office:currency="EUR" office:value="-374.9">
            <text:p>-374,90 €</text:p>
          </table:table-cell>
          <table:table-cell office:value-type="currency" office:currency="EUR" office:value="135.75">
            <text:p>135,75 €</text:p>
          </table:table-cell>
        </table:table-row>
        <table:table-row table:style-name="ro3">
          <table:table-cell office:value-type="string">
            <text:p>21/07/2014 F.Valor 21/07/2014 </text:p>
          </table:table-cell>
          <table:table-cell office:value-type="string">
            <text:p>CARGO POR PAGO DE IMPUESTOS - TRIBUTOS PAGO DE IMPUESTO</text:p>
          </table:table-cell>
          <table:table-cell office:value-type="currency" office:currency="EUR" office:value="-7.5">
            <text:p>-7,50 €</text:p>
          </table:table-cell>
          <table:table-cell office:value-type="currency" office:currency="EUR" office:value="510.65">
            <text:p>510,65 €</text:p>
          </table:table-cell>
        </table:table-row>
        <table:table-row table:style-name="ro3">
          <table:table-cell office:value-type="string">
            <text:p>17/07/2014 F.Valor 18/07/2014 </text:p>
          </table:table-cell>
          <table:table-cell office:value-type="string">
            <text:p>PAGO CON TARJETA EN GASOLINERAS PAGO CON TARJETA</text:p>
          </table:table-cell>
          <table:table-cell office:value-type="currency" office:currency="EUR" office:value="-58.45">
            <text:p>-58,45 €</text:p>
          </table:table-cell>
          <table:table-cell office:value-type="currency" office:currency="EUR" office:value="518.15">
            <text:p>518,15 €</text:p>
          </table:table-cell>
        </table:table-row>
        <table:table-row table:style-name="ro3">
          <table:table-cell office:value-type="string">
            <text:p>15/07/2014 F.Valor 15/07/2014 </text:p>
          </table:table-cell>
          <table:table-cell office:value-type="string">
            <text:p>TRANSFERENCIAS TRANSFERENCIA REALIZADA</text:p>
          </table:table-cell>
          <table:table-cell office:value-type="currency" office:currency="EUR" office:value="-100">
            <text:p>-100,00 €</text:p>
          </table:table-cell>
          <table:table-cell office:value-type="currency" office:currency="EUR" office:value="576.6">
            <text:p>576,60 €</text:p>
          </table:table-cell>
        </table:table-row>
        <table:table-row table:style-name="ro3">
          <table:table-cell office:value-type="string">
            <text:p>15/07/2014 F.Valor 15/07/2014 </text:p>
          </table:table-cell>
          <table:table-cell office:value-type="string">
            <text:p>TRANSFERENCIAS TRANSFERENCIA REALIZADA</text:p>
          </table:table-cell>
          <table:table-cell office:value-type="currency" office:currency="EUR" office:value="-74.9">
            <text:p>-74,90 €</text:p>
          </table:table-cell>
          <table:table-cell office:value-type="currency" office:currency="EUR" office:value="676.6">
            <text:p>676,60 €</text:p>
          </table:table-cell>
        </table:table-row>
        <table:table-row table:style-name="ro3">
          <table:table-cell office:value-type="string">
            <text:p>15/07/2014 F.Valor 17/07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93.67">
            <text:p>-93,67 €</text:p>
          </table:table-cell>
          <table:table-cell office:value-type="currency" office:currency="EUR" office:value="751.5">
            <text:p>751,50 €</text:p>
          </table:table-cell>
        </table:table-row>
        <table:table-row table:style-name="ro3">
          <table:table-cell office:value-type="string">
            <text:p>15/07/2014 F.Valor 15/07/2014 </text:p>
          </table:table-cell>
          <table:table-cell office:value-type="string">
            <text:p>ADEUDO DE SEGUROS PAGO DE RECIBO DOMICILIADO</text:p>
          </table:table-cell>
          <table:table-cell office:value-type="currency" office:currency="EUR" office:value="-292.67">
            <text:p>-292,67 €</text:p>
          </table:table-cell>
          <table:table-cell office:value-type="currency" office:currency="EUR" office:value="845.17">
            <text:p>845,17 €</text:p>
          </table:table-cell>
        </table:table-row>
        <table:table-row table:style-name="ro3">
          <table:table-cell office:value-type="string">
            <text:p>14/07/2014 F.Valor 16/07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32.23">
            <text:p>-32,23 €</text:p>
          </table:table-cell>
          <table:table-cell office:value-type="currency" office:currency="EUR" office:value="1137.84">
            <text:p>1.137,84 €</text:p>
          </table:table-cell>
        </table:table-row>
        <table:table-row table:style-name="ro3">
          <table:table-cell office:value-type="string">
            <text:p>14/07/2014 F.Valor 16/07/2014 </text:p>
          </table:table-cell>
          <table:table-cell office:value-type="string">
            <text:p>PAGO CON TARJETA EN GRANDES SUPERFICIES PAGO CON TARJETA</text:p>
          </table:table-cell>
          <table:table-cell office:value-type="currency" office:currency="EUR" office:value="-22.64">
            <text:p>-22,64 €</text:p>
          </table:table-cell>
          <table:table-cell office:value-type="currency" office:currency="EUR" office:value="1170.07">
            <text:p>1.170,07 €</text:p>
          </table:table-cell>
        </table:table-row>
        <table:table-row table:style-name="ro3">
          <table:table-cell office:value-type="string">
            <text:p>14/07/2014 F.Valor 14/07/2014 </text:p>
          </table:table-cell>
          <table:table-cell office:value-type="string">
            <text:p>ADEUDO DE TELEFONIA FIJA PAGO DE RECIBO DOMICILIADO</text:p>
          </table:table-cell>
          <table:table-cell office:value-type="currency" office:currency="EUR" office:value="-43.73">
            <text:p>-43,73 €</text:p>
          </table:table-cell>
          <table:table-cell office:value-type="currency" office:currency="EUR" office:value="1192.71">
            <text:p>1.192,71 €</text:p>
          </table:table-cell>
        </table:table-row>
        <table:table-row table:style-name="ro3">
          <table:table-cell office:value-type="string">
            <text:p>10/07/2014 F.Valor 12/07/2014 </text:p>
          </table:table-cell>
          <table:table-cell office:value-type="string">
            <text:p>PAGO CON TARJETA EN TRANSPORTE Y ALQUILER DE VEHICULOS PAGO CON TARJETA</text:p>
          </table:table-cell>
          <table:table-cell office:value-type="currency" office:currency="EUR" office:value="-45.6">
            <text:p>-45,60 €</text:p>
          </table:table-cell>
          <table:table-cell office:value-type="currency" office:currency="EUR" office:value="1236.44">
            <text:p>1.236,44 €</text:p>
          </table:table-cell>
        </table:table-row>
        <table:table-row table:style-name="ro3">
          <table:table-cell office:value-type="string">
            <text:p>09/07/2014 F.Valor 11/07/2014 </text:p>
          </table:table-cell>
          <table:table-cell office:value-type="string">
            <text:p>PAGO CON TARJETA EN GASOLINERAS PAGO CON TARJETA</text:p>
          </table:table-cell>
          <table:table-cell office:value-type="currency" office:currency="EUR" office:value="-11.65">
            <text:p>-11,65 €</text:p>
          </table:table-cell>
          <table:table-cell office:value-type="currency" office:currency="EUR" office:value="1282.04">
            <text:p>1.282,04 €</text:p>
          </table:table-cell>
        </table:table-row>
        <table:table-row table:style-name="ro3">
          <table:table-cell office:value-type="string">
            <text:p>09/07/2014 F.Valor 09/07/2014 </text:p>
          </table:table-cell>
          <table:table-cell office:value-type="string">
            <text:p>ADEUDO A SU CARGO PAGO DE RECIBO DOMICILIADO</text:p>
          </table:table-cell>
          <table:table-cell office:value-type="currency" office:currency="EUR" office:value="-72.6">
            <text:p>-72,60 €</text:p>
          </table:table-cell>
          <table:table-cell office:value-type="currency" office:currency="EUR" office:value="1293.69">
            <text:p>1.293,69 €</text:p>
          </table:table-cell>
        </table:table-row>
        <table:table-row table:style-name="ro3">
          <table:table-cell office:value-type="string">
            <text:p>08/07/2014 F.Valor 10/07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10.16">
            <text:p>-10,16 €</text:p>
          </table:table-cell>
          <table:table-cell office:value-type="currency" office:currency="EUR" office:value="1366.29">
            <text:p>1.366,29 €</text:p>
          </table:table-cell>
        </table:table-row>
        <table:table-row table:style-name="ro3">
          <table:table-cell office:value-type="string">
            <text:p>08/07/2014 F.Valor 08/07/2014 </text:p>
          </table:table-cell>
          <table:table-cell office:value-type="string">
            <text:p>ADEUDO A SU CARGO PAGO DE RECIBO DOMICILIADO</text:p>
          </table:table-cell>
          <table:table-cell office:value-type="currency" office:currency="EUR" office:value="-48.07">
            <text:p>-48,07 €</text:p>
          </table:table-cell>
          <table:table-cell office:value-type="currency" office:currency="EUR" office:value="1376.45">
            <text:p>1.376,45 €</text:p>
          </table:table-cell>
        </table:table-row>
        <table:table-row table:style-name="ro3">
          <table:table-cell office:value-type="string">
            <text:p>04/07/2014 F.Valor 06/07/2014 </text:p>
          </table:table-cell>
          <table:table-cell office:value-type="string">
            <text:p>PAGO CON TARJETA EN GASOLINERAS PAGO CON TARJETA</text:p>
          </table:table-cell>
          <table:table-cell office:value-type="currency" office:currency="EUR" office:value="-70">
            <text:p>-70,00 €</text:p>
          </table:table-cell>
          <table:table-cell office:value-type="currency" office:currency="EUR" office:value="1424.52">
            <text:p>1.424,52 €</text:p>
          </table:table-cell>
        </table:table-row>
        <table:table-row table:style-name="ro3">
          <table:table-cell office:value-type="string">
            <text:p>03/07/2014 F.Valor 05/07/2014 </text:p>
          </table:table-cell>
          <table:table-cell office:value-type="string">
            <text:p>PAGO CON TARJETA EN HOGAR, MUEBLES, DECORACION Y ELECTR PAGO CON TARJETA</text:p>
          </table:table-cell>
          <table:table-cell office:value-type="currency" office:currency="EUR" office:value="-36.9">
            <text:p>-36,90 €</text:p>
          </table:table-cell>
          <table:table-cell office:value-type="currency" office:currency="EUR" office:value="1494.52">
            <text:p>1.494,52 €</text:p>
          </table:table-cell>
        </table:table-row>
        <table:table-row table:style-name="ro3">
          <table:table-cell office:value-type="string">
            <text:p>02/07/2014 F.Valor 04/07/2014 </text:p>
          </table:table-cell>
          <table:table-cell office:value-type="string">
            <text:p>PAGO CON TARJETA EN GRANDES SUPERFICIES PAGO CON TARJETA</text:p>
          </table:table-cell>
          <table:table-cell office:value-type="currency" office:currency="EUR" office:value="-24.98">
            <text:p>-24,98 €</text:p>
          </table:table-cell>
          <table:table-cell office:value-type="currency" office:currency="EUR" office:value="1531.42">
            <text:p>1.531,42 €</text:p>
          </table:table-cell>
        </table:table-row>
        <table:table-row table:style-name="ro3">
          <table:table-cell office:value-type="string">
            <text:p>02/07/2014 F.Valor 02/07/2014 </text:p>
          </table:table-cell>
          <table:table-cell office:value-type="string">
            <text:p>TRANSFERENCIAS TRANSFERENCIA REALIZADA</text:p>
          </table:table-cell>
          <table:table-cell office:value-type="currency" office:currency="EUR" office:value="-300">
            <text:p>-300,00 €</text:p>
          </table:table-cell>
          <table:table-cell office:value-type="currency" office:currency="EUR" office:value="1556.4">
            <text:p>1.556,40 €</text:p>
          </table:table-cell>
        </table:table-row>
        <table:table-row table:style-name="ro3">
          <table:table-cell office:value-type="string">
            <text:p>01/07/2014 F.Valor 03/07/2014 </text:p>
          </table:table-cell>
          <table:table-cell office:value-type="string">
            <text:p>PAGO CON TARJETA EN DEPORTES Y JUGUETES PAGO CON TARJETA</text:p>
          </table:table-cell>
          <table:table-cell office:value-type="currency" office:currency="EUR" office:value="-31.91">
            <text:p>-31,91 €</text:p>
          </table:table-cell>
          <table:table-cell office:value-type="currency" office:currency="EUR" office:value="1856.4">
            <text:p>1.856,40 €</text:p>
          </table:table-cell>
        </table:table-row>
        <table:table-row table:style-name="ro3">
          <table:table-cell office:value-type="string">
            <text:p>30/06/2014 F.Valor 02/07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17.55">
            <text:p>-17,55 €</text:p>
          </table:table-cell>
          <table:table-cell office:value-type="currency" office:currency="EUR" office:value="1888.31">
            <text:p>1.888,31 €</text:p>
          </table:table-cell>
        </table:table-row>
        <table:table-row table:style-name="ro3">
          <table:table-cell office:value-type="string">
            <text:p>30/06/2014 F.Valor 30/06/2014 </text:p>
          </table:table-cell>
          <table:table-cell office:value-type="string">
            <text:p>ADEUDO DE CUOTA DE LA SEGURIDAD SOCIAL PAGO DE IMPUESTO</text:p>
          </table:table-cell>
          <table:table-cell office:value-type="currency" office:currency="EUR" office:value="-261.84">
            <text:p>-261,84 €</text:p>
          </table:table-cell>
          <table:table-cell office:value-type="currency" office:currency="EUR" office:value="1905.86">
            <text:p>1.905,86 €</text:p>
          </table:table-cell>
        </table:table-row>
        <table:table-row table:style-name="ro3">
          <table:table-cell office:value-type="string">
            <text:p>30/06/2014 F.Valor 30/06/2014 </text:p>
          </table:table-cell>
          <table:table-cell office:value-type="string">
            <text:p>TRANSFERENCIAS TRANSFERENCIA REALIZADA</text:p>
          </table:table-cell>
          <table:table-cell office:value-type="currency" office:currency="EUR" office:value="-35">
            <text:p>-35,00 €</text:p>
          </table:table-cell>
          <table:table-cell office:value-type="currency" office:currency="EUR" office:value="2167.7">
            <text:p>2.167,70 €</text:p>
          </table:table-cell>
        </table:table-row>
        <table:table-row table:style-name="ro3">
          <table:table-cell office:value-type="string">
            <text:p>27/06/2014 F.Valor 27/06/2014 </text:p>
          </table:table-cell>
          <table:table-cell office:value-type="string">
            <text:p>TRANSFERENCIAS TRANSFERENCIA RECIBIDA</text:p>
          </table:table-cell>
          <table:table-cell office:value-type="currency" office:currency="EUR" office:value="414.28">
            <text:p>414,28 €</text:p>
          </table:table-cell>
          <table:table-cell office:value-type="currency" office:currency="EUR" office:value="2202.7">
            <text:p>2.202,70 €</text:p>
          </table:table-cell>
        </table:table-row>
        <table:table-row table:style-name="ro3">
          <table:table-cell office:value-type="string">
            <text:p>27/06/2014 F.Valor 27/06/2014 </text:p>
          </table:table-cell>
          <table:table-cell office:value-type="string">
            <text:p>TRANSFERENCIAS TRANSFERENCIA RECIBIDA</text:p>
          </table:table-cell>
          <table:table-cell office:value-type="currency" office:currency="EUR" office:value="414.28">
            <text:p>414,28 €</text:p>
          </table:table-cell>
          <table:table-cell office:value-type="currency" office:currency="EUR" office:value="1788.42">
            <text:p>1.788,42 €</text:p>
          </table:table-cell>
        </table:table-row>
        <table:table-row table:style-name="ro3">
          <table:table-cell office:value-type="string">
            <text:p>26/06/2014 F.Valor 28/06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36.75">
            <text:p>-36,75 €</text:p>
          </table:table-cell>
          <table:table-cell office:value-type="currency" office:currency="EUR" office:value="1374.14">
            <text:p>1.374,14 €</text:p>
          </table:table-cell>
        </table:table-row>
        <table:table-row table:style-name="ro3">
          <table:table-cell office:value-type="string">
            <text:p>26/06/2014 F.Valor 28/06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55.19">
            <text:p>-55,19 €</text:p>
          </table:table-cell>
          <table:table-cell office:value-type="currency" office:currency="EUR" office:value="1410.89">
            <text:p>1.410,89 €</text:p>
          </table:table-cell>
        </table:table-row>
        <table:table-row table:style-name="ro3">
          <table:table-cell office:value-type="string">
            <text:p>26/06/2014 F.Valor 28/06/2014 </text:p>
          </table:table-cell>
          <table:table-cell office:value-type="string">
            <text:p>PAGO CON TARJETA EN SECTOR DEL AUTOMOVIL PAGO CON TARJETA</text:p>
          </table:table-cell>
          <table:table-cell office:value-type="currency" office:currency="EUR" office:value="-40.22">
            <text:p>-40,22 €</text:p>
          </table:table-cell>
          <table:table-cell office:value-type="currency" office:currency="EUR" office:value="1466.08">
            <text:p>1.466,08 €</text:p>
          </table:table-cell>
        </table:table-row>
        <table:table-row table:style-name="ro3">
          <table:table-cell office:value-type="string">
            <text:p>26/06/2014 F.Valor 26/06/2014 </text:p>
          </table:table-cell>
          <table:table-cell office:value-type="string">
            <text:p>ABONO DE NOMINA POR TRANSFERENCIA INGRESO POR NÓMINA O PENSIÓN</text:p>
          </table:table-cell>
          <table:table-cell office:value-type="currency" office:currency="EUR" office:value="1380">
            <text:p>1.380,00 €</text:p>
          </table:table-cell>
          <table:table-cell office:value-type="currency" office:currency="EUR" office:value="1506.3">
            <text:p>1.506,30 €</text:p>
          </table:table-cell>
        </table:table-row>
        <table:table-row table:style-name="ro3">
          <table:table-cell office:value-type="string">
            <text:p>25/06/2014 F.Valor 25/06/2014 </text:p>
          </table:table-cell>
          <table:table-cell office:value-type="string">
            <text:p>TRANSFERENCIAS TRANSFERENCIA REALIZADA</text:p>
          </table:table-cell>
          <table:table-cell office:value-type="currency" office:currency="EUR" office:value="-100">
            <text:p>-100,00 €</text:p>
          </table:table-cell>
          <table:table-cell office:value-type="currency" office:currency="EUR" office:value="126.3">
            <text:p>126,30 €</text:p>
          </table:table-cell>
        </table:table-row>
        <table:table-row table:style-name="ro3">
          <table:table-cell office:value-type="string">
            <text:p>19/06/2014 F.Valor 21/06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47.51">
            <text:p>-47,51 €</text:p>
          </table:table-cell>
          <table:table-cell office:value-type="currency" office:currency="EUR" office:value="226.3">
            <text:p>226,30 €</text:p>
          </table:table-cell>
        </table:table-row>
        <table:table-row table:style-name="ro3">
          <table:table-cell office:value-type="string">
            <text:p>19/06/2014 F.Valor 21/06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7.77">
            <text:p>-7,77 €</text:p>
          </table:table-cell>
          <table:table-cell office:value-type="currency" office:currency="EUR" office:value="273.81">
            <text:p>273,81 €</text:p>
          </table:table-cell>
        </table:table-row>
        <table:table-row table:style-name="ro3">
          <table:table-cell office:value-type="string">
            <text:p>19/06/2014 F.Valor 21/06/2014 </text:p>
          </table:table-cell>
          <table:table-cell office:value-type="string">
            <text:p>PAGO CON TARJETA EN MEDICINA,FARMACIA Y SANIDAD PAGO CON TARJETA</text:p>
          </table:table-cell>
          <table:table-cell office:value-type="currency" office:currency="EUR" office:value="-85">
            <text:p>-85,00 €</text:p>
          </table:table-cell>
          <table:table-cell office:value-type="currency" office:currency="EUR" office:value="281.58">
            <text:p>281,58 €</text:p>
          </table:table-cell>
        </table:table-row>
        <table:table-row table:style-name="ro3">
          <table:table-cell office:value-type="string">
            <text:p>18/06/2014 F.Valor 20/06/2014 </text:p>
          </table:table-cell>
          <table:table-cell office:value-type="string">
            <text:p>PAGO CON TARJETA EN GRANDES SUPERFICIES PAGO CON TARJETA</text:p>
          </table:table-cell>
          <table:table-cell office:value-type="currency" office:currency="EUR" office:value="-19.29">
            <text:p>-19,29 €</text:p>
          </table:table-cell>
          <table:table-cell office:value-type="currency" office:currency="EUR" office:value="366.58">
            <text:p>366,58 €</text:p>
          </table:table-cell>
        </table:table-row>
        <table:table-row table:style-name="ro3">
          <table:table-cell office:value-type="string">
            <text:p>16/06/2014 F.Valor 15/06/2014 </text:p>
          </table:table-cell>
          <table:table-cell office:value-type="string">
            <text:p>LIQUIDACION DE INTERESES-COMISIONES-GASTOS OTROS</text:p>
          </table:table-cell>
          <table:table-cell office:value-type="currency" office:currency="EUR" office:value="-7.1">
            <text:p>-7,10 €</text:p>
          </table:table-cell>
          <table:table-cell office:value-type="currency" office:currency="EUR" office:value="385.87">
            <text:p>385,87 €</text:p>
          </table:table-cell>
        </table:table-row>
        <table:table-row table:style-name="ro3">
          <table:table-cell office:value-type="string">
            <text:p>13/06/2014 F.Valor 13/06/2014 </text:p>
          </table:table-cell>
          <table:table-cell office:value-type="string">
            <text:p>ADEUDO A SU CARGO PAGO DE RECIBO DOMICILIADO</text:p>
          </table:table-cell>
          <table:table-cell office:value-type="currency" office:currency="EUR" office:value="-60.9">
            <text:p>-60,90 €</text:p>
          </table:table-cell>
          <table:table-cell office:value-type="currency" office:currency="EUR" office:value="392.97">
            <text:p>392,97 €</text:p>
          </table:table-cell>
        </table:table-row>
        <table:table-row table:style-name="ro3">
          <table:table-cell office:value-type="string">
            <text:p>13/06/2014 F.Valor 13/06/2014 </text:p>
          </table:table-cell>
          <table:table-cell office:value-type="string">
            <text:p>ADEUDO DE TELEFONIA FIJA PAGO DE RECIBO DOMICILIADO</text:p>
          </table:table-cell>
          <table:table-cell office:value-type="currency" office:currency="EUR" office:value="-54.32">
            <text:p>-54,32 €</text:p>
          </table:table-cell>
          <table:table-cell office:value-type="currency" office:currency="EUR" office:value="453.87">
            <text:p>453,87 €</text:p>
          </table:table-cell>
        </table:table-row>
        <table:table-row table:style-name="ro3">
          <table:table-cell office:value-type="string">
            <text:p>12/06/2014 F.Valor 14/06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95.27">
            <text:p>-95,27 €</text:p>
          </table:table-cell>
          <table:table-cell office:value-type="currency" office:currency="EUR" office:value="508.19">
            <text:p>508,19 €</text:p>
          </table:table-cell>
        </table:table-row>
        <table:table-row table:style-name="ro3">
          <table:table-cell office:value-type="string">
            <text:p>12/06/2014 F.Valor 12/06/2014 </text:p>
          </table:table-cell>
          <table:table-cell office:value-type="string">
            <text:p>TRANSFERENCIAS TRANSFERENCIA REALIZADA</text:p>
          </table:table-cell>
          <table:table-cell office:value-type="currency" office:currency="EUR" office:value="-300">
            <text:p>-300,00 €</text:p>
          </table:table-cell>
          <table:table-cell office:value-type="currency" office:currency="EUR" office:value="603.46">
            <text:p>603,46 €</text:p>
          </table:table-cell>
        </table:table-row>
        <table:table-row table:style-name="ro3">
          <table:table-cell office:value-type="string">
            <text:p>11/06/2014 F.Valor 13/06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30.62">
            <text:p>-30,62 €</text:p>
          </table:table-cell>
          <table:table-cell office:value-type="currency" office:currency="EUR" office:value="903.46">
            <text:p>903,46 €</text:p>
          </table:table-cell>
        </table:table-row>
        <table:table-row table:style-name="ro3">
          <table:table-cell office:value-type="string">
            <text:p>11/06/2014 F.Valor 13/06/2014 </text:p>
          </table:table-cell>
          <table:table-cell office:value-type="string">
            <text:p>PAGO CON TARJETA EN GRANDES SUPERFICIES PAGO CON TARJETA</text:p>
          </table:table-cell>
          <table:table-cell office:value-type="currency" office:currency="EUR" office:value="-22.48">
            <text:p>-22,48 €</text:p>
          </table:table-cell>
          <table:table-cell office:value-type="currency" office:currency="EUR" office:value="934.08">
            <text:p>934,08 €</text:p>
          </table:table-cell>
        </table:table-row>
        <table:table-row table:style-name="ro3">
          <table:table-cell office:value-type="string">
            <text:p>10/06/2014 F.Valor 12/06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16.47">
            <text:p>-16,47 €</text:p>
          </table:table-cell>
          <table:table-cell office:value-type="currency" office:currency="EUR" office:value="956.56">
            <text:p>956,56 €</text:p>
          </table:table-cell>
        </table:table-row>
        <table:table-row table:style-name="ro3">
          <table:table-cell office:value-type="string">
            <text:p>09/06/2014 F.Valor 07/06/2014 </text:p>
          </table:table-cell>
          <table:table-cell office:value-type="string">
            <text:p>DISPOSICION DE EFECTIVO EN CAJERO DISPOSIC. DE EFECTIVO CAJERO/OFICINA</text:p>
          </table:table-cell>
          <table:table-cell office:value-type="currency" office:currency="EUR" office:value="-50">
            <text:p>-50,00 €</text:p>
          </table:table-cell>
          <table:table-cell office:value-type="currency" office:currency="EUR" office:value="973.03">
            <text:p>973,03 €</text:p>
          </table:table-cell>
        </table:table-row>
        <table:table-row table:style-name="ro3">
          <table:table-cell office:value-type="string">
            <text:p>04/06/2014 F.Valor 04/06/2014 </text:p>
          </table:table-cell>
          <table:table-cell office:value-type="string">
            <text:p>ADEUDO A SU CARGO PAGO DE RECIBO DOMICILIADO</text:p>
          </table:table-cell>
          <table:table-cell office:value-type="currency" office:currency="EUR" office:value="-16">
            <text:p>-16,00 €</text:p>
          </table:table-cell>
          <table:table-cell office:value-type="currency" office:currency="EUR" office:value="1023.03">
            <text:p>1.023,03 €</text:p>
          </table:table-cell>
        </table:table-row>
        <table:table-row table:style-name="ro3">
          <table:table-cell office:value-type="string">
            <text:p>02/06/2014 F.Valor 02/06/2014 </text:p>
          </table:table-cell>
          <table:table-cell office:value-type="string">
            <text:p>ADEUDO A SU CARGO PAGO DE RECIBO DOMICILIADO</text:p>
          </table:table-cell>
          <table:table-cell office:value-type="currency" office:currency="EUR" office:value="-36.92">
            <text:p>-36,92 €</text:p>
          </table:table-cell>
          <table:table-cell office:value-type="currency" office:currency="EUR" office:value="1039.03">
            <text:p>1.039,03 €</text:p>
          </table:table-cell>
        </table:table-row>
        <table:table-row table:style-name="ro3">
          <table:table-cell office:value-type="string">
            <text:p>02/06/2014 F.Valor 02/06/2014 </text:p>
          </table:table-cell>
          <table:table-cell office:value-type="string">
            <text:p>ADEUDO A SU CARGO PAGO DE RECIBO DOMICILIADO</text:p>
          </table:table-cell>
          <table:table-cell office:value-type="currency" office:currency="EUR" office:value="-143.94">
            <text:p>-143,94 €</text:p>
          </table:table-cell>
          <table:table-cell office:value-type="currency" office:currency="EUR" office:value="1075.95">
            <text:p>1.075,95 €</text:p>
          </table:table-cell>
        </table:table-row>
        <table:table-row table:style-name="ro3">
          <table:table-cell office:value-type="string">
            <text:p>02/06/2014 F.Valor 02/06/2014 </text:p>
          </table:table-cell>
          <table:table-cell office:value-type="string">
            <text:p>ADEUDO A SU CARGO PAGO DE RECIBO DOMICILIADO</text:p>
          </table:table-cell>
          <table:table-cell office:value-type="currency" office:currency="EUR" office:value="-199.88">
            <text:p>-199,88 €</text:p>
          </table:table-cell>
          <table:table-cell office:value-type="currency" office:currency="EUR" office:value="1219.89">
            <text:p>1.219,89 €</text:p>
          </table:table-cell>
        </table:table-row>
        <table:table-row table:style-name="ro3">
          <table:table-cell office:value-type="string">
            <text:p>02/06/2014 F.Valor 02/06/2014 </text:p>
          </table:table-cell>
          <table:table-cell office:value-type="string">
            <text:p>TRANSFERENCIAS TRANSFERENCIA REALIZADA</text:p>
          </table:table-cell>
          <table:table-cell office:value-type="currency" office:currency="EUR" office:value="-300">
            <text:p>-300,00 €</text:p>
          </table:table-cell>
          <table:table-cell office:value-type="currency" office:currency="EUR" office:value="1419.77">
            <text:p>1.419,77 €</text:p>
          </table:table-cell>
        </table:table-row>
        <table:table-row table:style-name="ro3">
          <table:table-cell office:value-type="string">
            <text:p>30/05/2014 F.Valor 30/05/2014 </text:p>
          </table:table-cell>
          <table:table-cell office:value-type="string">
            <text:p>TRANSFERENCIAS TRANSFERENCIA RECIBIDA</text:p>
          </table:table-cell>
          <table:table-cell office:value-type="currency" office:currency="EUR" office:value="414.28">
            <text:p>414,28 €</text:p>
          </table:table-cell>
          <table:table-cell office:value-type="currency" office:currency="EUR" office:value="1719.77">
            <text:p>1.719,77 €</text:p>
          </table:table-cell>
        </table:table-row>
        <table:table-row table:style-name="ro3">
          <table:table-cell office:value-type="string">
            <text:p>30/05/2014 F.Valor 30/05/2014 </text:p>
          </table:table-cell>
          <table:table-cell office:value-type="string">
            <text:p>ADEUDO DE CUOTA DE LA SEGURIDAD SOCIAL PAGO DE IMPUESTO</text:p>
          </table:table-cell>
          <table:table-cell office:value-type="currency" office:currency="EUR" office:value="-261.84">
            <text:p>-261,84 €</text:p>
          </table:table-cell>
          <table:table-cell office:value-type="currency" office:currency="EUR" office:value="1305.49">
            <text:p>1.305,49 €</text:p>
          </table:table-cell>
        </table:table-row>
        <table:table-row table:style-name="ro3">
          <table:table-cell office:value-type="string">
            <text:p>27/05/2014 F.Valor 29/05/2014 </text:p>
          </table:table-cell>
          <table:table-cell office:value-type="string">
            <text:p>PAGO CON TARJETA EN GRANDES SUPERFICIES PAGO CON TARJETA</text:p>
          </table:table-cell>
          <table:table-cell office:value-type="currency" office:currency="EUR" office:value="-16.78">
            <text:p>-16,78 €</text:p>
          </table:table-cell>
          <table:table-cell office:value-type="currency" office:currency="EUR" office:value="1567.33">
            <text:p>1.567,33 €</text:p>
          </table:table-cell>
        </table:table-row>
        <table:table-row table:style-name="ro3">
          <table:table-cell office:value-type="string">
            <text:p>27/05/2014 F.Valor 29/05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37.2">
            <text:p>-37,20 €</text:p>
          </table:table-cell>
          <table:table-cell office:value-type="currency" office:currency="EUR" office:value="1584.11">
            <text:p>1.584,11 €</text:p>
          </table:table-cell>
        </table:table-row>
        <table:table-row table:style-name="ro3">
          <table:table-cell office:value-type="string">
            <text:p>27/05/2014 F.Valor 27/05/2014 </text:p>
          </table:table-cell>
          <table:table-cell office:value-type="string">
            <text:p>ADEUDO A SU CARGO PAGO DE RECIBO DOMICILIADO</text:p>
          </table:table-cell>
          <table:table-cell office:value-type="currency" office:currency="EUR" office:value="-113.91">
            <text:p>-113,91 €</text:p>
          </table:table-cell>
          <table:table-cell office:value-type="currency" office:currency="EUR" office:value="1621.31">
            <text:p>1.621,31 €</text:p>
          </table:table-cell>
        </table:table-row>
        <table:table-row table:style-name="ro3">
          <table:table-cell office:value-type="string">
            <text:p>26/05/2014 F.Valor 26/05/2014 </text:p>
          </table:table-cell>
          <table:table-cell office:value-type="string">
            <text:p>ABONO DE NOMINA POR TRANSFERENCIA INGRESO POR NÓMINA O PENSIÓN</text:p>
          </table:table-cell>
          <table:table-cell office:value-type="currency" office:currency="EUR" office:value="1380">
            <text:p>1.380,00 €</text:p>
          </table:table-cell>
          <table:table-cell office:value-type="currency" office:currency="EUR" office:value="1735.22">
            <text:p>1.735,22 €</text:p>
          </table:table-cell>
        </table:table-row>
        <table:table-row table:style-name="ro3">
          <table:table-cell office:value-type="string">
            <text:p>26/05/2014 F.Valor 26/05/2014 </text:p>
          </table:table-cell>
          <table:table-cell office:value-type="string">
            <text:p>TRANSFERENCIAS TRANSFERENCIA REALIZADA</text:p>
          </table:table-cell>
          <table:table-cell office:value-type="currency" office:currency="EUR" office:value="-300">
            <text:p>-300,00 €</text:p>
          </table:table-cell>
          <table:table-cell office:value-type="currency" office:currency="EUR" office:value="355.22">
            <text:p>355,22 €</text:p>
          </table:table-cell>
        </table:table-row>
        <table:table-row table:style-name="ro3">
          <table:table-cell office:value-type="string">
            <text:p>26/05/2014 F.Valor 26/05/2014 </text:p>
          </table:table-cell>
          <table:table-cell office:value-type="string">
            <text:p>PAGO CON TARJETA EN MODA, CALZADO Y COMPLEMENTOS PAGO CON TARJETA</text:p>
          </table:table-cell>
          <table:table-cell office:value-type="currency" office:currency="EUR" office:value="-61.73">
            <text:p>-61,73 €</text:p>
          </table:table-cell>
          <table:table-cell office:value-type="currency" office:currency="EUR" office:value="655.22">
            <text:p>655,22 €</text:p>
          </table:table-cell>
        </table:table-row>
        <table:table-row table:style-name="ro3">
          <table:table-cell office:value-type="string">
            <text:p>21/05/2014 F.Valor 23/05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24.53">
            <text:p>-24,53 €</text:p>
          </table:table-cell>
          <table:table-cell office:value-type="currency" office:currency="EUR" office:value="716.95">
            <text:p>716,95 €</text:p>
          </table:table-cell>
        </table:table-row>
        <table:table-row table:style-name="ro3">
          <table:table-cell office:value-type="string">
            <text:p>21/05/2014 F.Valor 23/05/2014 </text:p>
          </table:table-cell>
          <table:table-cell office:value-type="string">
            <text:p>PAGO CON TARJETA DE SERVICIOS VARIOS PAGO CON TARJETA</text:p>
          </table:table-cell>
          <table:table-cell office:value-type="currency" office:currency="EUR" office:value="-14">
            <text:p>-14,00 €</text:p>
          </table:table-cell>
          <table:table-cell office:value-type="currency" office:currency="EUR" office:value="741.48">
            <text:p>741,48 €</text:p>
          </table:table-cell>
        </table:table-row>
        <table:table-row table:style-name="ro3">
          <table:table-cell office:value-type="string">
            <text:p>19/05/2014 F.Valor 21/05/2014 </text:p>
          </table:table-cell>
          <table:table-cell office:value-type="string">
            <text:p>PAGO CON TARJETA EN GRANDES SUPERFICIES PAGO CON TARJETA</text:p>
          </table:table-cell>
          <table:table-cell office:value-type="currency" office:currency="EUR" office:value="-20.52">
            <text:p>-20,52 €</text:p>
          </table:table-cell>
          <table:table-cell office:value-type="currency" office:currency="EUR" office:value="755.48">
            <text:p>755,48 €</text:p>
          </table:table-cell>
        </table:table-row>
        <table:table-row table:style-name="ro3">
          <table:table-cell office:value-type="string">
            <text:p>19/05/2014 F.Valor 19/05/2014 </text:p>
          </table:table-cell>
          <table:table-cell office:value-type="string">
            <text:p>TRANSFERENCIAS TRANSFERENCIA REALIZADA</text:p>
          </table:table-cell>
          <table:table-cell office:value-type="currency" office:currency="EUR" office:value="-15">
            <text:p>-15,00 €</text:p>
          </table:table-cell>
          <table:table-cell office:value-type="currency" office:currency="EUR" office:value="776">
            <text:p>776,00 €</text:p>
          </table:table-cell>
        </table:table-row>
        <table:table-row table:style-name="ro3">
          <table:table-cell office:value-type="string">
            <text:p>19/05/2014 F.Valor 19/05/2014 </text:p>
          </table:table-cell>
          <table:table-cell office:value-type="string">
            <text:p>TRANSFERENCIAS TRANSFERENCIA REALIZADA</text:p>
          </table:table-cell>
          <table:table-cell office:value-type="currency" office:currency="EUR" office:value="-300">
            <text:p>-300,00 €</text:p>
          </table:table-cell>
          <table:table-cell office:value-type="currency" office:currency="EUR" office:value="791">
            <text:p>791,00 €</text:p>
          </table:table-cell>
        </table:table-row>
        <table:table-row table:style-name="ro3">
          <table:table-cell office:value-type="string">
            <text:p>19/05/2014 F.Valor 19/05/2014 </text:p>
          </table:table-cell>
          <table:table-cell office:value-type="string">
            <text:p>PAGO CON TARJETA EN MODA, CALZADO Y COMPLEMENTOS PAGO CON TARJETA</text:p>
          </table:table-cell>
          <table:table-cell office:value-type="currency" office:currency="EUR" office:value="-29.7">
            <text:p>-29,70 €</text:p>
          </table:table-cell>
          <table:table-cell office:value-type="currency" office:currency="EUR" office:value="1091">
            <text:p>1.091,00 €</text:p>
          </table:table-cell>
        </table:table-row>
        <table:table-row table:style-name="ro3">
          <table:table-cell office:value-type="string">
            <text:p>19/05/2014 F.Valor 19/05/2014 </text:p>
          </table:table-cell>
          <table:table-cell office:value-type="string">
            <text:p>PAGO CON TARJETA EN MEDICINA,FARMACIA Y SANIDAD PAGO CON TARJETA</text:p>
          </table:table-cell>
          <table:table-cell office:value-type="currency" office:currency="EUR" office:value="-7.95">
            <text:p>-7,95 €</text:p>
          </table:table-cell>
          <table:table-cell office:value-type="currency" office:currency="EUR" office:value="1120.7">
            <text:p>1.120,70 €</text:p>
          </table:table-cell>
        </table:table-row>
        <table:table-row table:style-name="ro3">
          <table:table-cell office:value-type="string">
            <text:p>15/05/2014 F.Valor 17/05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21.62">
            <text:p>-21,62 €</text:p>
          </table:table-cell>
          <table:table-cell office:value-type="currency" office:currency="EUR" office:value="1128.65">
            <text:p>1.128,65 €</text:p>
          </table:table-cell>
        </table:table-row>
        <table:table-row table:style-name="ro3">
          <table:table-cell office:value-type="string">
            <text:p>15/05/2014 F.Valor 15/05/2014 </text:p>
          </table:table-cell>
          <table:table-cell office:value-type="string">
            <text:p>TRANSFERENCIAS TRANSFERENCIA RECIBIDA</text:p>
          </table:table-cell>
          <table:table-cell office:value-type="currency" office:currency="EUR" office:value="6.62">
            <text:p>6,62 €</text:p>
          </table:table-cell>
          <table:table-cell office:value-type="currency" office:currency="EUR" office:value="1150.27">
            <text:p>1.150,27 €</text:p>
          </table:table-cell>
        </table:table-row>
        <table:table-row table:style-name="ro3">
          <table:table-cell office:value-type="string">
            <text:p>14/05/2014 F.Valor 14/05/2014 </text:p>
          </table:table-cell>
          <table:table-cell office:value-type="string">
            <text:p>ADEUDO DE TELEFONIA FIJA PAGO DE RECIBO DOMICILIADO</text:p>
          </table:table-cell>
          <table:table-cell office:value-type="currency" office:currency="EUR" office:value="-42.28">
            <text:p>-42,28 €</text:p>
          </table:table-cell>
          <table:table-cell office:value-type="currency" office:currency="EUR" office:value="1143.65">
            <text:p>1.143,65 €</text:p>
          </table:table-cell>
        </table:table-row>
        <table:table-row table:style-name="ro3">
          <table:table-cell office:value-type="string">
            <text:p>14/05/2014 F.Valor 14/05/2014 </text:p>
          </table:table-cell>
          <table:table-cell office:value-type="string">
            <text:p>TRANSFERENCIAS TRANSFERENCIA REALIZADA</text:p>
          </table:table-cell>
          <table:table-cell office:value-type="currency" office:currency="EUR" office:value="-300">
            <text:p>-300,00 €</text:p>
          </table:table-cell>
          <table:table-cell office:value-type="currency" office:currency="EUR" office:value="1185.93">
            <text:p>1.185,93 €</text:p>
          </table:table-cell>
        </table:table-row>
        <table:table-row table:style-name="ro3">
          <table:table-cell office:value-type="string">
            <text:p>13/05/2014 F.Valor 13/05/2014 </text:p>
          </table:table-cell>
          <table:table-cell office:value-type="string">
            <text:p>ADEUDO A SU CARGO PAGO DE RECIBO DOMICILIADO</text:p>
          </table:table-cell>
          <table:table-cell office:value-type="currency" office:currency="EUR" office:value="-60.9">
            <text:p>-60,90 €</text:p>
          </table:table-cell>
          <table:table-cell office:value-type="currency" office:currency="EUR" office:value="1485.93">
            <text:p>1.485,93 €</text:p>
          </table:table-cell>
        </table:table-row>
        <table:table-row table:style-name="ro3">
          <table:table-cell office:value-type="string">
            <text:p>07/05/2014 F.Valor 09/05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22.52">
            <text:p>-22,52 €</text:p>
          </table:table-cell>
          <table:table-cell office:value-type="currency" office:currency="EUR" office:value="1546.83">
            <text:p>1.546,83 €</text:p>
          </table:table-cell>
        </table:table-row>
        <table:table-row table:style-name="ro3">
          <table:table-cell office:value-type="string">
            <text:p>06/05/2014 F.Valor 08/05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43.86">
            <text:p>-43,86 €</text:p>
          </table:table-cell>
          <table:table-cell office:value-type="currency" office:currency="EUR" office:value="1569.35">
            <text:p>1.569,35 €</text:p>
          </table:table-cell>
        </table:table-row>
        <table:table-row table:style-name="ro3">
          <table:table-cell office:value-type="string">
            <text:p>06/05/2014 F.Valor 06/05/2014 </text:p>
          </table:table-cell>
          <table:table-cell office:value-type="string">
            <text:p>ADEUDO A SU CARGO PAGO DE RECIBO DOMICILIADO</text:p>
          </table:table-cell>
          <table:table-cell office:value-type="currency" office:currency="EUR" office:value="-16">
            <text:p>-16,00 €</text:p>
          </table:table-cell>
          <table:table-cell office:value-type="currency" office:currency="EUR" office:value="1613.21">
            <text:p>1.613,21 €</text:p>
          </table:table-cell>
        </table:table-row>
        <table:table-row table:style-name="ro3">
          <table:table-cell office:value-type="string">
            <text:p>05/05/2014 F.Valor 02/05/2014 </text:p>
          </table:table-cell>
          <table:table-cell office:value-type="string">
            <text:p>CARGO POR COMPRA CON TARJETA EN COMERCIOS OTROS</text:p>
          </table:table-cell>
          <table:table-cell office:value-type="currency" office:currency="EUR" office:value="4.68">
            <text:p>4,68 €</text:p>
          </table:table-cell>
          <table:table-cell office:value-type="currency" office:currency="EUR" office:value="1629.21">
            <text:p>1.629,21 €</text:p>
          </table:table-cell>
        </table:table-row>
        <table:table-row table:style-name="ro3">
          <table:table-cell office:value-type="string">
            <text:p>02/05/2014 F.Valor 04/05/2014 </text:p>
          </table:table-cell>
          <table:table-cell office:value-type="string">
            <text:p>PAGO CON TARJETA EN GASOLINERAS PAGO CON TARJETA</text:p>
          </table:table-cell>
          <table:table-cell office:value-type="currency" office:currency="EUR" office:value="-65">
            <text:p>-65,00 €</text:p>
          </table:table-cell>
          <table:table-cell office:value-type="currency" office:currency="EUR" office:value="1624.53">
            <text:p>1.624,53 €</text:p>
          </table:table-cell>
        </table:table-row>
        <table:table-row table:style-name="ro3">
          <table:table-cell office:value-type="string">
            <text:p>30/04/2014 F.Valor 30/04/2014 </text:p>
          </table:table-cell>
          <table:table-cell office:value-type="string">
            <text:p>ADEUDO DE CUOTA DE LA SEGURIDAD SOCIAL PAGO DE IMPUESTO</text:p>
          </table:table-cell>
          <table:table-cell office:value-type="currency" office:currency="EUR" office:value="-261.84">
            <text:p>-261,84 €</text:p>
          </table:table-cell>
          <table:table-cell office:value-type="currency" office:currency="EUR" office:value="1689.53">
            <text:p>1.689,53 €</text:p>
          </table:table-cell>
        </table:table-row>
        <table:table-row table:style-name="ro3">
          <table:table-cell office:value-type="string">
            <text:p>29/04/2014 F.Valor 29/04/2014 </text:p>
          </table:table-cell>
          <table:table-cell office:value-type="string">
            <text:p>ADEUDO A SU CARGO PAGO DE RECIBO DOMICILIADO</text:p>
          </table:table-cell>
          <table:table-cell office:value-type="currency" office:currency="EUR" office:value="-171.82">
            <text:p>-171,82 €</text:p>
          </table:table-cell>
          <table:table-cell office:value-type="currency" office:currency="EUR" office:value="1951.37">
            <text:p>1.951,37 €</text:p>
          </table:table-cell>
        </table:table-row>
        <table:table-row table:style-name="ro3">
          <table:table-cell office:value-type="string">
            <text:p>28/04/2014 F.Valor 28/04/2014 </text:p>
          </table:table-cell>
          <table:table-cell office:value-type="string">
            <text:p>TRANSFERENCIAS TRANSFERENCIA RECIBIDA</text:p>
          </table:table-cell>
          <table:table-cell office:value-type="currency" office:currency="EUR" office:value="1380">
            <text:p>1.380,00 €</text:p>
          </table:table-cell>
          <table:table-cell office:value-type="currency" office:currency="EUR" office:value="2123.19">
            <text:p>2.123,19 €</text:p>
          </table:table-cell>
        </table:table-row>
        <table:table-row table:style-name="ro3">
          <table:table-cell office:value-type="string">
            <text:p>28/04/2014 F.Valor 28/04/2014 </text:p>
          </table:table-cell>
          <table:table-cell office:value-type="string">
            <text:p>TRANSFERENCIAS TRANSFERENCIA REALIZADA</text:p>
          </table:table-cell>
          <table:table-cell office:value-type="currency" office:currency="EUR" office:value="-15">
            <text:p>-15,00 €</text:p>
          </table:table-cell>
          <table:table-cell office:value-type="currency" office:currency="EUR" office:value="743.19">
            <text:p>743,19 €</text:p>
          </table:table-cell>
        </table:table-row>
        <table:table-row table:style-name="ro3">
          <table:table-cell office:value-type="string">
            <text:p>28/04/2014 F.Valor 28/04/2014 </text:p>
          </table:table-cell>
          <table:table-cell office:value-type="string">
            <text:p>PAGO CON TARJETA EN GASOLINERAS PAGO CON TARJETA</text:p>
          </table:table-cell>
          <table:table-cell office:value-type="currency" office:currency="EUR" office:value="-10">
            <text:p>-10,00 €</text:p>
          </table:table-cell>
          <table:table-cell office:value-type="currency" office:currency="EUR" office:value="758.19">
            <text:p>758,19 €</text:p>
          </table:table-cell>
        </table:table-row>
        <table:table-row table:style-name="ro3">
          <table:table-cell office:value-type="string">
            <text:p>22/04/2014 F.Valor 22/04/2014 </text:p>
          </table:table-cell>
          <table:table-cell office:value-type="string">
            <text:p>CARGO POR PAGO DE IMPUESTOS - TRIBUTOS PAGO DE IMPUESTO</text:p>
          </table:table-cell>
          <table:table-cell office:value-type="currency" office:currency="EUR" office:value="-233.18">
            <text:p>-233,18 €</text:p>
          </table:table-cell>
          <table:table-cell office:value-type="currency" office:currency="EUR" office:value="768.19">
            <text:p>768,19 €</text:p>
          </table:table-cell>
        </table:table-row>
        <table:table-row table:style-name="ro3">
          <table:table-cell office:value-type="string">
            <text:p>21/04/2014 F.Valor 23/04/2014 </text:p>
          </table:table-cell>
          <table:table-cell office:value-type="string">
            <text:p>PAGO CON TARJETA EN ESPECTACULOS, MUSEOS Y DEPORTES PAGO CON TARJETA</text:p>
          </table:table-cell>
          <table:table-cell office:value-type="currency" office:currency="EUR" office:value="-11">
            <text:p>-11,00 €</text:p>
          </table:table-cell>
          <table:table-cell office:value-type="currency" office:currency="EUR" office:value="1001.37">
            <text:p>1.001,37 €</text:p>
          </table:table-cell>
        </table:table-row>
        <table:table-row table:style-name="ro3">
          <table:table-cell office:value-type="string">
            <text:p>21/04/2014 F.Valor 23/04/2014 </text:p>
          </table:table-cell>
          <table:table-cell office:value-type="string">
            <text:p>PAGO CON TARJETA EN ESPECTACULOS, MUSEOS Y DEPORTES PAGO CON TARJETA</text:p>
          </table:table-cell>
          <table:table-cell office:value-type="currency" office:currency="EUR" office:value="-28">
            <text:p>-28,00 €</text:p>
          </table:table-cell>
          <table:table-cell office:value-type="currency" office:currency="EUR" office:value="1012.37">
            <text:p>1.012,37 €</text:p>
          </table:table-cell>
        </table:table-row>
        <table:table-row table:style-name="ro3">
          <table:table-cell office:value-type="string">
            <text:p>21/04/2014 F.Valor 21/04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13.55">
            <text:p>-13,55 €</text:p>
          </table:table-cell>
          <table:table-cell office:value-type="currency" office:currency="EUR" office:value="1040.37">
            <text:p>1.040,37 €</text:p>
          </table:table-cell>
        </table:table-row>
        <table:table-row table:style-name="ro3">
          <table:table-cell office:value-type="string">
            <text:p>21/04/2014 F.Valor 21/04/2014 </text:p>
          </table:table-cell>
          <table:table-cell office:value-type="string">
            <text:p>TRANSFERENCIAS TRANSFERENCIA REALIZADA</text:p>
          </table:table-cell>
          <table:table-cell office:value-type="currency" office:currency="EUR" office:value="-300">
            <text:p>-300,00 €</text:p>
          </table:table-cell>
          <table:table-cell office:value-type="currency" office:currency="EUR" office:value="1053.92">
            <text:p>1.053,92 €</text:p>
          </table:table-cell>
        </table:table-row>
        <table:table-row table:style-name="ro3">
          <table:table-cell office:value-type="string">
            <text:p>17/04/2014 F.Valor 17/04/2014 </text:p>
          </table:table-cell>
          <table:table-cell office:value-type="string">
            <text:p>CARGO POR COMPRA CON TARJETA EN COMERCIOS PAGO CON TARJETA</text:p>
          </table:table-cell>
          <table:table-cell office:value-type="currency" office:currency="EUR" office:value="-11.22">
            <text:p>-11,22 €</text:p>
          </table:table-cell>
          <table:table-cell office:value-type="currency" office:currency="EUR" office:value="1353.92">
            <text:p>1.353,92 €</text:p>
          </table:table-cell>
        </table:table-row>
        <table:table-row table:style-name="ro4">
          <table:table-cell office:value-type="string">
            <text:p>15/04/2014 F.Valor 15/04/2014 </text:p>
          </table:table-cell>
          <table:table-cell office:value-type="string">
            <text:p>TRANSFERENCIAS TRANSFERENCIA RECIBIDA</text:p>
          </table:table-cell>
          <table:table-cell office:value-type="currency" office:currency="EUR" office:value="23.05">
            <text:p>23,05 €</text:p>
          </table:table-cell>
          <table:table-cell office:value-type="currency" office:currency="EUR" office:value="1365.14">
            <text:p>1.365,14 €</text:p>
          </table:table-cell>
        </table:table-row>
        <table:table-row table:style-name="ro3">
          <table:table-cell office:value-type="string">
            <text:p>15/04/2014 F.Valor 15/04/2014 </text:p>
          </table:table-cell>
          <table:table-cell office:value-type="string">
            <text:p>ADEUDO A SU CARGO PAGO DE RECIBO DOMICILIADO</text:p>
          </table:table-cell>
          <table:table-cell office:value-type="currency" office:currency="EUR" office:value="-60.9">
            <text:p>-60,90 €</text:p>
          </table:table-cell>
          <table:table-cell office:value-type="currency" office:currency="EUR" office:value="1342.09">
            <text:p>1.342,09 €</text:p>
          </table:table-cell>
        </table:table-row>
        <table:table-row table:style-name="ro3">
          <table:table-cell office:value-type="string">
            <text:p>14/04/2014 F.Valor 14/04/2014 </text:p>
          </table:table-cell>
          <table:table-cell office:value-type="string">
            <text:p>ADEUDO DE TELEFONIA FIJA PAGO DE RECIBO DOMICILIADO</text:p>
          </table:table-cell>
          <table:table-cell office:value-type="currency" office:currency="EUR" office:value="-42.28">
            <text:p>-42,28 €</text:p>
          </table:table-cell>
          <table:table-cell office:value-type="currency" office:currency="EUR" office:value="1402.99">
            <text:p>1.402,99 €</text:p>
          </table:table-cell>
        </table:table-row>
        <table:table-row table:style-name="ro3">
          <table:table-cell office:value-type="string">
            <text:p>14/04/2014 F.Valor 12/04/2014 </text:p>
          </table:table-cell>
          <table:table-cell office:value-type="string">
            <text:p>DISPOSICION DE EFECTIVO EN CAJERO DISPOSIC. DE EFECTIVO CAJERO/OFICINA</text:p>
          </table:table-cell>
          <table:table-cell office:value-type="currency" office:currency="EUR" office:value="-50">
            <text:p>-50,00 €</text:p>
          </table:table-cell>
          <table:table-cell office:value-type="currency" office:currency="EUR" office:value="1445.27">
            <text:p>1.445,27 €</text:p>
          </table:table-cell>
        </table:table-row>
        <table:table-row table:style-name="ro3">
          <table:table-cell office:value-type="string">
            <text:p>09/04/2014 F.Valor 11/04/2014 </text:p>
          </table:table-cell>
          <table:table-cell office:value-type="string">
            <text:p>PAGO CON TARJETA EN GRANDES SUPERFICIES PAGO CON TARJETA</text:p>
          </table:table-cell>
          <table:table-cell office:value-type="currency" office:currency="EUR" office:value="-22.57">
            <text:p>-22,57 €</text:p>
          </table:table-cell>
          <table:table-cell office:value-type="currency" office:currency="EUR" office:value="1495.27">
            <text:p>1.495,27 €</text:p>
          </table:table-cell>
        </table:table-row>
        <table:table-row table:style-name="ro3">
          <table:table-cell office:value-type="string">
            <text:p>09/04/2014 F.Valor 09/04/2014 </text:p>
          </table:table-cell>
          <table:table-cell office:value-type="string">
            <text:p>CARGO POR COMPRA CON TARJETA EN COMERCIOS PAGO CON TARJETA</text:p>
          </table:table-cell>
          <table:table-cell office:value-type="currency" office:currency="EUR" office:value="-6.6">
            <text:p>-6,60 €</text:p>
          </table:table-cell>
          <table:table-cell office:value-type="currency" office:currency="EUR" office:value="1517.84">
            <text:p>1.517,84 €</text:p>
          </table:table-cell>
        </table:table-row>
        <table:table-row table:style-name="ro3">
          <table:table-cell office:value-type="string">
            <text:p>03/04/2014 F.Valor 03/04/2014 </text:p>
          </table:table-cell>
          <table:table-cell office:value-type="string">
            <text:p>DISPOSICION DE EFECTIVO EN CAJERO DISPOSIC. DE EFECTIVO CAJERO/OFICINA</text:p>
          </table:table-cell>
          <table:table-cell office:value-type="currency" office:currency="EUR" office:value="-50">
            <text:p>-50,00 €</text:p>
          </table:table-cell>
          <table:table-cell office:value-type="currency" office:currency="EUR" office:value="1524.44">
            <text:p>1.524,44 €</text:p>
          </table:table-cell>
        </table:table-row>
        <table:table-row table:style-name="ro3">
          <table:table-cell office:value-type="string">
            <text:p>03/04/2014 F.Valor 05/04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41.19">
            <text:p>-41,19 €</text:p>
          </table:table-cell>
          <table:table-cell office:value-type="currency" office:currency="EUR" office:value="1574.44">
            <text:p>1.574,44 €</text:p>
          </table:table-cell>
        </table:table-row>
        <table:table-row table:style-name="ro3">
          <table:table-cell office:value-type="string">
            <text:p>02/04/2014 F.Valor 02/04/2014 </text:p>
          </table:table-cell>
          <table:table-cell office:value-type="string">
            <text:p>ADEUDO A SU CARGO PAGO DE RECIBO DOMICILIADO</text:p>
          </table:table-cell>
          <table:table-cell office:value-type="currency" office:currency="EUR" office:value="-16">
            <text:p>-16,00 €</text:p>
          </table:table-cell>
          <table:table-cell office:value-type="currency" office:currency="EUR" office:value="1615.63">
            <text:p>1.615,63 €</text:p>
          </table:table-cell>
        </table:table-row>
        <table:table-row table:style-name="ro3">
          <table:table-cell office:value-type="string">
            <text:p>01/04/2014 F.Valor 01/04/2014 </text:p>
          </table:table-cell>
          <table:table-cell office:value-type="string">
            <text:p>ADEUDO A SU CARGO PAGO DE RECIBO DOMICILIADO</text:p>
          </table:table-cell>
          <table:table-cell office:value-type="currency" office:currency="EUR" office:value="-58.93">
            <text:p>-58,93 €</text:p>
          </table:table-cell>
          <table:table-cell office:value-type="currency" office:currency="EUR" office:value="1631.63">
            <text:p>1.631,63 €</text:p>
          </table:table-cell>
        </table:table-row>
        <table:table-row table:style-name="ro3">
          <table:table-cell office:value-type="string">
            <text:p>01/04/2014 F.Valor 01/04/2014 </text:p>
          </table:table-cell>
          <table:table-cell office:value-type="string">
            <text:p>ADEUDO A SU CARGO PAGO DE RECIBO DOMICILIADO</text:p>
          </table:table-cell>
          <table:table-cell office:value-type="currency" office:currency="EUR" office:value="-124.41">
            <text:p>-124,41 €</text:p>
          </table:table-cell>
          <table:table-cell office:value-type="currency" office:currency="EUR" office:value="1690.56">
            <text:p>1.690,56 €</text:p>
          </table:table-cell>
        </table:table-row>
        <table:table-row table:style-name="ro3">
          <table:table-cell office:value-type="string">
            <text:p>31/03/2014 F.Valor 31/03/2014 </text:p>
          </table:table-cell>
          <table:table-cell office:value-type="string">
            <text:p>TRANSFERENCIAS TRANSFERENCIA RECIBIDA</text:p>
          </table:table-cell>
          <table:table-cell office:value-type="currency" office:currency="EUR" office:value="1375">
            <text:p>1.375,00 €</text:p>
          </table:table-cell>
          <table:table-cell office:value-type="currency" office:currency="EUR" office:value="1814.97">
            <text:p>1.814,97 €</text:p>
          </table:table-cell>
        </table:table-row>
        <table:table-row table:style-name="ro3">
          <table:table-cell office:value-type="string">
            <text:p>31/03/2014 F.Valor 31/03/2014 </text:p>
          </table:table-cell>
          <table:table-cell office:value-type="string">
            <text:p>ADEUDO DE CUOTA DE LA SEGURIDAD SOCIAL PAGO DE IMPUESTO</text:p>
          </table:table-cell>
          <table:table-cell office:value-type="currency" office:currency="EUR" office:value="-261.84">
            <text:p>-261,84 €</text:p>
          </table:table-cell>
          <table:table-cell office:value-type="currency" office:currency="EUR" office:value="439.97">
            <text:p>439,97 €</text:p>
          </table:table-cell>
        </table:table-row>
        <table:table-row table:style-name="ro3">
          <table:table-cell office:value-type="string">
            <text:p>31/03/2014 F.Valor 31/03/2014 </text:p>
          </table:table-cell>
          <table:table-cell office:value-type="string">
            <text:p>ADEUDO DE AGUA PAGO DE RECIBO DOMICILIADO</text:p>
          </table:table-cell>
          <table:table-cell office:value-type="currency" office:currency="EUR" office:value="-47.22">
            <text:p>-47,22 €</text:p>
          </table:table-cell>
          <table:table-cell office:value-type="currency" office:currency="EUR" office:value="701.81">
            <text:p>701,81 €</text:p>
          </table:table-cell>
        </table:table-row>
        <table:table-row table:style-name="ro3">
          <table:table-cell office:value-type="string">
            <text:p>28/03/2014 F.Valor 28/03/2014 </text:p>
          </table:table-cell>
          <table:table-cell office:value-type="string">
            <text:p>TRANSFERENCIAS TRANSFERENCIA RECIBIDA</text:p>
          </table:table-cell>
          <table:table-cell office:value-type="currency" office:currency="EUR" office:value="414.28">
            <text:p>414,28 €</text:p>
          </table:table-cell>
          <table:table-cell office:value-type="currency" office:currency="EUR" office:value="749.03">
            <text:p>749,03 €</text:p>
          </table:table-cell>
        </table:table-row>
        <table:table-row table:style-name="ro3">
          <table:table-cell office:value-type="string">
            <text:p>27/03/2014 F.Valor 28/03/2014 </text:p>
          </table:table-cell>
          <table:table-cell office:value-type="string">
            <text:p>PAGO CON TARJETA EN GASOLINERAS PAGO CON TARJETA</text:p>
          </table:table-cell>
          <table:table-cell office:value-type="currency" office:currency="EUR" office:value="-10">
            <text:p>-10,00 €</text:p>
          </table:table-cell>
          <table:table-cell office:value-type="currency" office:currency="EUR" office:value="334.75">
            <text:p>334,75 €</text:p>
          </table:table-cell>
        </table:table-row>
        <table:table-row table:style-name="ro3">
          <table:table-cell office:value-type="string">
            <text:p>26/03/2014 F.Valor 28/03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23.32">
            <text:p>-23,32 €</text:p>
          </table:table-cell>
          <table:table-cell office:value-type="currency" office:currency="EUR" office:value="344.75">
            <text:p>344,75 €</text:p>
          </table:table-cell>
        </table:table-row>
        <table:table-row table:style-name="ro3">
          <table:table-cell office:value-type="string">
            <text:p>26/03/2014 F.Valor 28/03/2014 </text:p>
          </table:table-cell>
          <table:table-cell office:value-type="string">
            <text:p>PAGO CON TARJETA EN GRANDES SUPERFICIES PAGO CON TARJETA</text:p>
          </table:table-cell>
          <table:table-cell office:value-type="currency" office:currency="EUR" office:value="-15.88">
            <text:p>-15,88 €</text:p>
          </table:table-cell>
          <table:table-cell office:value-type="currency" office:currency="EUR" office:value="368.07">
            <text:p>368,07 €</text:p>
          </table:table-cell>
        </table:table-row>
        <table:table-row table:style-name="ro3">
          <table:table-cell office:value-type="string">
            <text:p>24/03/2014 F.Valor 24/03/2014 </text:p>
          </table:table-cell>
          <table:table-cell office:value-type="string">
            <text:p>COMPRA EN COMERCIO EXTRANJERO-COMISIÓN 3 % INCLUÍDA PAGO CON TARJETA</text:p>
          </table:table-cell>
          <table:table-cell office:value-type="currency" office:currency="EUR" office:value="-22.74">
            <text:p>-22,74 €</text:p>
          </table:table-cell>
          <table:table-cell office:value-type="currency" office:currency="EUR" office:value="383.95">
            <text:p>383,95 €</text:p>
          </table:table-cell>
        </table:table-row>
        <table:table-row table:style-name="ro3">
          <table:table-cell office:value-type="string">
            <text:p>24/03/2014 F.Valor 24/03/2014 </text:p>
          </table:table-cell>
          <table:table-cell office:value-type="string">
            <text:p>PAGO CON TARJETA EN GRANDES SUPERFICIES PAGO CON TARJETA</text:p>
          </table:table-cell>
          <table:table-cell office:value-type="currency" office:currency="EUR" office:value="-24.34">
            <text:p>-24,34 €</text:p>
          </table:table-cell>
          <table:table-cell office:value-type="currency" office:currency="EUR" office:value="406.69">
            <text:p>406,69 €</text:p>
          </table:table-cell>
        </table:table-row>
        <table:table-row table:style-name="ro3">
          <table:table-cell office:value-type="string">
            <text:p>21/03/2014 F.Valor 21/03/2014 </text:p>
          </table:table-cell>
          <table:table-cell office:value-type="string">
            <text:p>ADEUDO A SU CARGO PAGO DE RECIBO DOMICILIADO</text:p>
          </table:table-cell>
          <table:table-cell office:value-type="currency" office:currency="EUR" office:value="-131.14">
            <text:p>-131,14 €</text:p>
          </table:table-cell>
          <table:table-cell office:value-type="currency" office:currency="EUR" office:value="431.03">
            <text:p>431,03 €</text:p>
          </table:table-cell>
        </table:table-row>
        <table:table-row table:style-name="ro3">
          <table:table-cell office:value-type="string">
            <text:p>20/03/2014 F.Valor 20/03/2014 </text:p>
          </table:table-cell>
          <table:table-cell office:value-type="string">
            <text:p>ADEUDO DE TELEFONIA FIJA PAGO DE RECIBO DOMICILIADO</text:p>
          </table:table-cell>
          <table:table-cell office:value-type="currency" office:currency="EUR" office:value="-42.28">
            <text:p>-42,28 €</text:p>
          </table:table-cell>
          <table:table-cell office:value-type="currency" office:currency="EUR" office:value="562.17">
            <text:p>562,17 €</text:p>
          </table:table-cell>
        </table:table-row>
        <table:table-row table:style-name="ro3">
          <table:table-cell office:value-type="string">
            <text:p>19/03/2014 F.Valor 21/03/2014 </text:p>
          </table:table-cell>
          <table:table-cell office:value-type="string">
            <text:p>PAGO CON TARJETA EN GRANDES SUPERFICIES PAGO CON TARJETA</text:p>
          </table:table-cell>
          <table:table-cell office:value-type="currency" office:currency="EUR" office:value="-26.08">
            <text:p>-26,08 €</text:p>
          </table:table-cell>
          <table:table-cell office:value-type="currency" office:currency="EUR" office:value="604.45">
            <text:p>604,45 €</text:p>
          </table:table-cell>
        </table:table-row>
        <table:table-row table:style-name="ro3">
          <table:table-cell office:value-type="string">
            <text:p>18/03/2014 F.Valor 18/03/2014 </text:p>
          </table:table-cell>
          <table:table-cell office:value-type="string">
            <text:p>TRANSFERENCIAS TRANSFERENCIA RECIBIDA</text:p>
          </table:table-cell>
          <table:table-cell office:value-type="currency" office:currency="EUR" office:value="5">
            <text:p>5,00 €</text:p>
          </table:table-cell>
          <table:table-cell office:value-type="currency" office:currency="EUR" office:value="630.53">
            <text:p>630,53 €</text:p>
          </table:table-cell>
        </table:table-row>
        <table:table-row table:style-name="ro3">
          <table:table-cell office:value-type="string">
            <text:p>18/03/2014 F.Valor 18/03/2014 </text:p>
          </table:table-cell>
          <table:table-cell office:value-type="string">
            <text:p>ADEUDO A SU CARGO PAGO DE RECIBO DOMICILIADO</text:p>
          </table:table-cell>
          <table:table-cell office:value-type="currency" office:currency="EUR" office:value="-60.9">
            <text:p>-60,90 €</text:p>
          </table:table-cell>
          <table:table-cell office:value-type="currency" office:currency="EUR" office:value="625.53">
            <text:p>625,53 €</text:p>
          </table:table-cell>
        </table:table-row>
        <table:table-row table:style-name="ro3">
          <table:table-cell office:value-type="string">
            <text:p>14/03/2014 F.Valor 16/03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9.61">
            <text:p>-9,61 €</text:p>
          </table:table-cell>
          <table:table-cell office:value-type="currency" office:currency="EUR" office:value="686.43">
            <text:p>686,43 €</text:p>
          </table:table-cell>
        </table:table-row>
        <table:table-row table:style-name="ro3">
          <table:table-cell office:value-type="string">
            <text:p>14/03/2014 F.Valor 14/03/2014 </text:p>
          </table:table-cell>
          <table:table-cell office:value-type="string">
            <text:p>CARGO POR COMPRA CON TARJETA EN COMERCIOS PAGO CON TARJETA</text:p>
          </table:table-cell>
          <table:table-cell office:value-type="currency" office:currency="EUR" office:value="-5">
            <text:p>-5,00 €</text:p>
          </table:table-cell>
          <table:table-cell office:value-type="currency" office:currency="EUR" office:value="696.04">
            <text:p>696,04 €</text:p>
          </table:table-cell>
        </table:table-row>
        <table:table-row table:style-name="ro3">
          <table:table-cell office:value-type="string">
            <text:p>13/03/2014 F.Valor 15/03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13.18">
            <text:p>-13,18 €</text:p>
          </table:table-cell>
          <table:table-cell office:value-type="currency" office:currency="EUR" office:value="701.04">
            <text:p>701,04 €</text:p>
          </table:table-cell>
        </table:table-row>
        <table:table-row table:style-name="ro3">
          <table:table-cell office:value-type="string">
            <text:p>10/03/2014 F.Valor 10/03/2014 </text:p>
          </table:table-cell>
          <table:table-cell office:value-type="string">
            <text:p>ADEUDO A SU CARGO PAGO DE RECIBO DOMICILIADO</text:p>
          </table:table-cell>
          <table:table-cell office:value-type="currency" office:currency="EUR" office:value="-54.45">
            <text:p>-54,45 €</text:p>
          </table:table-cell>
          <table:table-cell office:value-type="currency" office:currency="EUR" office:value="714.22">
            <text:p>714,22 €</text:p>
          </table:table-cell>
        </table:table-row>
        <table:table-row table:style-name="ro3">
          <table:table-cell office:value-type="string">
            <text:p>10/03/2014 F.Valor 10/03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10.59">
            <text:p>-10,59 €</text:p>
          </table:table-cell>
          <table:table-cell office:value-type="currency" office:currency="EUR" office:value="768.67">
            <text:p>768,67 €</text:p>
          </table:table-cell>
        </table:table-row>
        <table:table-row table:style-name="ro3">
          <table:table-cell office:value-type="string">
            <text:p>10/03/2014 F.Valor 10/03/2014 </text:p>
          </table:table-cell>
          <table:table-cell office:value-type="string">
            <text:p>PAGO CON TARJETA EN GASOLINERAS PAGO CON TARJETA</text:p>
          </table:table-cell>
          <table:table-cell office:value-type="currency" office:currency="EUR" office:value="-65">
            <text:p>-65,00 €</text:p>
          </table:table-cell>
          <table:table-cell office:value-type="currency" office:currency="EUR" office:value="779.26">
            <text:p>779,26 €</text:p>
          </table:table-cell>
        </table:table-row>
        <table:table-row table:style-name="ro3">
          <table:table-cell office:value-type="string">
            <text:p>06/03/2014 F.Valor 08/03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31.13">
            <text:p>-31,13 €</text:p>
          </table:table-cell>
          <table:table-cell office:value-type="currency" office:currency="EUR" office:value="844.26">
            <text:p>844,26 €</text:p>
          </table:table-cell>
        </table:table-row>
        <table:table-row table:style-name="ro3">
          <table:table-cell office:value-type="string">
            <text:p>06/03/2014 F.Valor 08/03/2014 </text:p>
          </table:table-cell>
          <table:table-cell office:value-type="string">
            <text:p>PAGO CON TARJETA EN GRANDES SUPERFICIES PAGO CON TARJETA</text:p>
          </table:table-cell>
          <table:table-cell office:value-type="currency" office:currency="EUR" office:value="-13.92">
            <text:p>-13,92 €</text:p>
          </table:table-cell>
          <table:table-cell office:value-type="currency" office:currency="EUR" office:value="875.39">
            <text:p>875,39 €</text:p>
          </table:table-cell>
        </table:table-row>
        <table:table-row table:style-name="ro3">
          <table:table-cell office:value-type="string">
            <text:p>06/03/2014 F.Valor 06/03/2014 </text:p>
          </table:table-cell>
          <table:table-cell office:value-type="string">
            <text:p>ADEUDO A SU CARGO PAGO DE RECIBO DOMICILIADO</text:p>
          </table:table-cell>
          <table:table-cell office:value-type="currency" office:currency="EUR" office:value="-16">
            <text:p>-16,00 €</text:p>
          </table:table-cell>
          <table:table-cell office:value-type="currency" office:currency="EUR" office:value="889.31">
            <text:p>889,31 €</text:p>
          </table:table-cell>
        </table:table-row>
        <table:table-row table:style-name="ro3">
          <table:table-cell office:value-type="string">
            <text:p>05/03/2014 F.Valor 07/03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20.57">
            <text:p>-20,57 €</text:p>
          </table:table-cell>
          <table:table-cell office:value-type="currency" office:currency="EUR" office:value="905.31">
            <text:p>905,31 €</text:p>
          </table:table-cell>
        </table:table-row>
        <table:table-row table:style-name="ro3">
          <table:table-cell office:value-type="string">
            <text:p>05/03/2014 F.Valor 07/03/2014 </text:p>
          </table:table-cell>
          <table:table-cell office:value-type="string">
            <text:p>PAGO CON TARJETA EN GRANDES SUPERFICIES PAGO CON TARJETA</text:p>
          </table:table-cell>
          <table:table-cell office:value-type="currency" office:currency="EUR" office:value="-23.03">
            <text:p>-23,03 €</text:p>
          </table:table-cell>
          <table:table-cell office:value-type="currency" office:currency="EUR" office:value="925.88">
            <text:p>925,88 €</text:p>
          </table:table-cell>
        </table:table-row>
        <table:table-row table:style-name="ro3">
          <table:table-cell office:value-type="string">
            <text:p>04/03/2014 F.Valor 06/03/2014 </text:p>
          </table:table-cell>
          <table:table-cell office:value-type="string">
            <text:p>PAGO CON TARJETA DE COMPRAS A DISTANCIA Y SUSCRIPCIONES PAGO CON TARJETA</text:p>
          </table:table-cell>
          <table:table-cell office:value-type="currency" office:currency="EUR" office:value="-30.5">
            <text:p>-30,50 €</text:p>
          </table:table-cell>
          <table:table-cell office:value-type="currency" office:currency="EUR" office:value="948.91">
            <text:p>948,91 €</text:p>
          </table:table-cell>
        </table:table-row>
        <table:table-row table:style-name="ro3">
          <table:table-cell office:value-type="string">
            <text:p>04/03/2014 F.Valor 04/03/2014 </text:p>
          </table:table-cell>
          <table:table-cell office:value-type="string">
            <text:p>ADEUDO DE AGRUPACION O ASOCIACION PAGO DE RECIBO DOMICILIADO</text:p>
          </table:table-cell>
          <table:table-cell office:value-type="currency" office:currency="EUR" office:value="-30">
            <text:p>-30,00 €</text:p>
          </table:table-cell>
          <table:table-cell office:value-type="currency" office:currency="EUR" office:value="979.41">
            <text:p>979,41 €</text:p>
          </table:table-cell>
        </table:table-row>
        <table:table-row table:style-name="ro3">
          <table:table-cell office:value-type="string">
            <text:p>03/03/2014 F.Valor 03/03/2014 </text:p>
          </table:table-cell>
          <table:table-cell office:value-type="string">
            <text:p>TRANSFERENCIAS TRANSFERENCIA RECIBIDA</text:p>
          </table:table-cell>
          <table:table-cell office:value-type="currency" office:currency="EUR" office:value="300">
            <text:p>300,00 €</text:p>
          </table:table-cell>
          <table:table-cell office:value-type="currency" office:currency="EUR" office:value="1009.41">
            <text:p>1.009,41 €</text:p>
          </table:table-cell>
        </table:table-row>
        <table:table-row table:style-name="ro3">
          <table:table-cell office:value-type="string">
            <text:p>28/02/2014 F.Valor 28/02/2014 </text:p>
          </table:table-cell>
          <table:table-cell office:value-type="string">
            <text:p>TRANSFERENCIAS TRANSFERENCIA RECIBIDA</text:p>
          </table:table-cell>
          <table:table-cell office:value-type="currency" office:currency="EUR" office:value="828.56">
            <text:p>828,56 €</text:p>
          </table:table-cell>
          <table:table-cell office:value-type="currency" office:currency="EUR" office:value="709.41">
            <text:p>709,41 €</text:p>
          </table:table-cell>
        </table:table-row>
        <table:table-row table:style-name="ro3">
          <table:table-cell office:value-type="string">
            <text:p>28/02/2014 F.Valor 28/02/2014 </text:p>
          </table:table-cell>
          <table:table-cell office:value-type="string">
            <text:p>ADEUDO DE CUOTA DE LA SEGURIDAD SOCIAL PAGO DE IMPUESTO</text:p>
          </table:table-cell>
          <table:table-cell office:value-type="currency" office:currency="EUR" office:value="-261.84">
            <text:p>-261,84 €</text:p>
          </table:table-cell>
          <table:table-cell office:value-type="currency" office:currency="EUR" office:value="-119.15">
            <text:p>-119,15 €</text:p>
          </table:table-cell>
        </table:table-row>
        <table:table-row table:style-name="ro3">
          <table:table-cell office:value-type="string">
            <text:p>26/02/2014 F.Valor 26/02/2014 </text:p>
          </table:table-cell>
          <table:table-cell office:value-type="string">
            <text:p>ANULACION ADEUDOS DIRECTOS OTROS</text:p>
          </table:table-cell>
          <table:table-cell office:value-type="currency" office:currency="EUR" office:value="60.9">
            <text:p>60,90 €</text:p>
          </table:table-cell>
          <table:table-cell office:value-type="currency" office:currency="EUR" office:value="142.69">
            <text:p>142,69 €</text:p>
          </table:table-cell>
        </table:table-row>
        <table:table-row table:style-name="ro3">
          <table:table-cell office:value-type="string">
            <text:p>25/02/2014 F.Valor 25/02/2014 </text:p>
          </table:table-cell>
          <table:table-cell office:value-type="string">
            <text:p>ADEUDO A SU CARGO PAGO DE RECIBO DOMICILIADO</text:p>
          </table:table-cell>
          <table:table-cell office:value-type="currency" office:currency="EUR" office:value="-60.9">
            <text:p>-60,90 €</text:p>
          </table:table-cell>
          <table:table-cell office:value-type="currency" office:currency="EUR" office:value="81.79">
            <text:p>81,79 €</text:p>
          </table:table-cell>
        </table:table-row>
        <table:table-row table:style-name="ro3">
          <table:table-cell office:value-type="string">
            <text:p>24/02/2014 F.Valor 24/02/2014 </text:p>
          </table:table-cell>
          <table:table-cell office:value-type="string">
            <text:p>ADEUDO A SU CARGO PAGO DE RECIBO DOMICILIADO</text:p>
          </table:table-cell>
          <table:table-cell office:value-type="currency" office:currency="EUR" office:value="-60.9">
            <text:p>-60,90 €</text:p>
          </table:table-cell>
          <table:table-cell office:value-type="currency" office:currency="EUR" office:value="142.69">
            <text:p>142,69 €</text:p>
          </table:table-cell>
        </table:table-row>
        <table:table-row table:style-name="ro3">
          <table:table-cell office:value-type="string">
            <text:p>19/02/2014 F.Valor 21/02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13.09">
            <text:p>-13,09 €</text:p>
          </table:table-cell>
          <table:table-cell office:value-type="currency" office:currency="EUR" office:value="203.59">
            <text:p>203,59 €</text:p>
          </table:table-cell>
        </table:table-row>
        <table:table-row table:style-name="ro3">
          <table:table-cell office:value-type="string">
            <text:p>19/02/2014 F.Valor 21/02/2014 </text:p>
          </table:table-cell>
          <table:table-cell office:value-type="string">
            <text:p>PAGO CON TARJETA EN GRANDES SUPERFICIES PAGO CON TARJETA</text:p>
          </table:table-cell>
          <table:table-cell office:value-type="currency" office:currency="EUR" office:value="-25.9">
            <text:p>-25,90 €</text:p>
          </table:table-cell>
          <table:table-cell office:value-type="currency" office:currency="EUR" office:value="216.68">
            <text:p>216,68 €</text:p>
          </table:table-cell>
        </table:table-row>
        <table:table-row table:style-name="ro3">
          <table:table-cell office:value-type="string">
            <text:p>18/02/2014 F.Valor 18/02/2014 </text:p>
          </table:table-cell>
          <table:table-cell office:value-type="string">
            <text:p>TRANSFERENCIAS TRANSFERENCIA RECIBIDA</text:p>
          </table:table-cell>
          <table:table-cell office:value-type="currency" office:currency="EUR" office:value="400">
            <text:p>400,00 €</text:p>
          </table:table-cell>
          <table:table-cell office:value-type="currency" office:currency="EUR" office:value="242.58">
            <text:p>242,58 €</text:p>
          </table:table-cell>
        </table:table-row>
        <table:table-row table:style-name="ro3">
          <table:table-cell office:value-type="string">
            <text:p>14/02/2014 F.Valor 14/02/2014 </text:p>
          </table:table-cell>
          <table:table-cell office:value-type="string">
            <text:p>ADEUDO DE TELEFONIA FIJA PAGO DE RECIBO DOMICILIADO</text:p>
          </table:table-cell>
          <table:table-cell office:value-type="currency" office:currency="EUR" office:value="-42.28">
            <text:p>-42,28 €</text:p>
          </table:table-cell>
          <table:table-cell office:value-type="currency" office:currency="EUR" office:value="-157.42">
            <text:p>-157,42 €</text:p>
          </table:table-cell>
        </table:table-row>
        <table:table-row table:style-name="ro3">
          <table:table-cell office:value-type="string">
            <text:p>13/02/2014 F.Valor 15/02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9.51">
            <text:p>-9,51 €</text:p>
          </table:table-cell>
          <table:table-cell office:value-type="currency" office:currency="EUR" office:value="-115.14">
            <text:p>-115,14 €</text:p>
          </table:table-cell>
        </table:table-row>
        <table:table-row table:style-name="ro3">
          <table:table-cell office:value-type="string">
            <text:p>13/02/2014 F.Valor 15/02/2014 </text:p>
          </table:table-cell>
          <table:table-cell office:value-type="string">
            <text:p>PAGO CON TARJETA DE SERVICIOS VARIOS PAGO CON TARJETA</text:p>
          </table:table-cell>
          <table:table-cell office:value-type="currency" office:currency="EUR" office:value="-14">
            <text:p>-14,00 €</text:p>
          </table:table-cell>
          <table:table-cell office:value-type="currency" office:currency="EUR" office:value="-105.63">
            <text:p>-105,63 €</text:p>
          </table:table-cell>
        </table:table-row>
        <table:table-row table:style-name="ro3">
          <table:table-cell office:value-type="string">
            <text:p>12/02/2014 F.Valor 14/02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19.84">
            <text:p>-19,84 €</text:p>
          </table:table-cell>
          <table:table-cell office:value-type="currency" office:currency="EUR" office:value="-91.63">
            <text:p>-91,63 €</text:p>
          </table:table-cell>
        </table:table-row>
        <table:table-row table:style-name="ro3">
          <table:table-cell office:value-type="string">
            <text:p>11/02/2014 F.Valor 13/02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22.25">
            <text:p>-22,25 €</text:p>
          </table:table-cell>
          <table:table-cell office:value-type="currency" office:currency="EUR" office:value="-71.79">
            <text:p>-71,79 €</text:p>
          </table:table-cell>
        </table:table-row>
        <table:table-row table:style-name="ro3">
          <table:table-cell office:value-type="string">
            <text:p>11/02/2014 F.Valor 11/02/2014 </text:p>
          </table:table-cell>
          <table:table-cell office:value-type="string">
            <text:p>ADEUDO A SU CARGO PAGO DE RECIBO DOMICILIADO</text:p>
          </table:table-cell>
          <table:table-cell office:value-type="currency" office:currency="EUR" office:value="-232.32">
            <text:p>-232,32 €</text:p>
          </table:table-cell>
          <table:table-cell office:value-type="currency" office:currency="EUR" office:value="-49.54">
            <text:p>-49,54 €</text:p>
          </table:table-cell>
        </table:table-row>
        <table:table-row table:style-name="ro3">
          <table:table-cell office:value-type="string">
            <text:p>07/02/2014 F.Valor 07/02/2014 </text:p>
          </table:table-cell>
          <table:table-cell office:value-type="string">
            <text:p>CARGO POR COMPRA CON TARJETA EN COMERCIOS PAGO CON TARJETA</text:p>
          </table:table-cell>
          <table:table-cell office:value-type="currency" office:currency="EUR" office:value="-38.13">
            <text:p>-38,13 €</text:p>
          </table:table-cell>
          <table:table-cell office:value-type="currency" office:currency="EUR" office:value="182.78">
            <text:p>182,78 €</text:p>
          </table:table-cell>
        </table:table-row>
        <table:table-row table:style-name="ro3">
          <table:table-cell office:value-type="string">
            <text:p>04/02/2014 F.Valor 04/02/2014 </text:p>
          </table:table-cell>
          <table:table-cell office:value-type="string">
            <text:p>ADEUDO A SU CARGO PAGO DE RECIBO DOMICILIADO</text:p>
          </table:table-cell>
          <table:table-cell office:value-type="currency" office:currency="EUR" office:value="-16">
            <text:p>-16,00 €</text:p>
          </table:table-cell>
          <table:table-cell office:value-type="currency" office:currency="EUR" office:value="220.91">
            <text:p>220,91 €</text:p>
          </table:table-cell>
        </table:table-row>
        <table:table-row table:style-name="ro3">
          <table:table-cell office:value-type="string">
            <text:p>03/02/2014 F.Valor 01/02/2014 </text:p>
          </table:table-cell>
          <table:table-cell office:value-type="string">
            <text:p>CARGO POR COMPRA CON TARJETA EN COMERCIOS PAGO CON TARJETA</text:p>
          </table:table-cell>
          <table:table-cell office:value-type="currency" office:currency="EUR" office:value="-26.4">
            <text:p>-26,40 €</text:p>
          </table:table-cell>
          <table:table-cell office:value-type="currency" office:currency="EUR" office:value="236.91">
            <text:p>236,91 €</text:p>
          </table:table-cell>
        </table:table-row>
        <table:table-row table:style-name="ro3">
          <table:table-cell office:value-type="string">
            <text:p>03/02/2014 F.Valor 04/02/2014 </text:p>
          </table:table-cell>
          <table:table-cell office:value-type="string">
            <text:p>TRANSFERENCIAS TRANSFERENCIA REALIZADA</text:p>
          </table:table-cell>
          <table:table-cell office:value-type="currency" office:currency="EUR" office:value="-12">
            <text:p>-12,00 €</text:p>
          </table:table-cell>
          <table:table-cell office:value-type="currency" office:currency="EUR" office:value="263.31">
            <text:p>263,31 €</text:p>
          </table:table-cell>
        </table:table-row>
        <table:table-row table:style-name="ro3">
          <table:table-cell office:value-type="string">
            <text:p>03/02/2014 F.Valor 03/02/2014 </text:p>
          </table:table-cell>
          <table:table-cell office:value-type="string">
            <text:p>TRANSFERENCIAS TRANSFERENCIA RECIBIDA</text:p>
          </table:table-cell>
          <table:table-cell office:value-type="currency" office:currency="EUR" office:value="200">
            <text:p>200,00 €</text:p>
          </table:table-cell>
          <table:table-cell office:value-type="currency" office:currency="EUR" office:value="275.31">
            <text:p>275,31 €</text:p>
          </table:table-cell>
        </table:table-row>
        <table:table-row table:style-name="ro3">
          <table:table-cell office:value-type="string">
            <text:p>31/01/2014 F.Valor 31/01/2014 </text:p>
          </table:table-cell>
          <table:table-cell office:value-type="string">
            <text:p>TRANSFERENCIAS TRANSFERENCIA RECIBIDA</text:p>
          </table:table-cell>
          <table:table-cell office:value-type="currency" office:currency="EUR" office:value="300">
            <text:p>300,00 €</text:p>
          </table:table-cell>
          <table:table-cell office:value-type="currency" office:currency="EUR" office:value="75.31">
            <text:p>75,31 €</text:p>
          </table:table-cell>
        </table:table-row>
        <table:table-row table:style-name="ro3">
          <table:table-cell office:value-type="string">
            <text:p>31/01/2014 F.Valor 31/01/2014 </text:p>
          </table:table-cell>
          <table:table-cell office:value-type="string">
            <text:p>ADEUDO DE CUOTA DE LA SEGURIDAD SOCIAL PAGO DE IMPUESTO</text:p>
          </table:table-cell>
          <table:table-cell office:value-type="currency" office:currency="EUR" office:value="-261.84">
            <text:p>-261,84 €</text:p>
          </table:table-cell>
          <table:table-cell office:value-type="currency" office:currency="EUR" office:value="-224.69">
            <text:p>-224,69 €</text:p>
          </table:table-cell>
        </table:table-row>
        <table:table-row table:style-name="ro3">
          <table:table-cell office:value-type="string">
            <text:p>31/01/2014 F.Valor 31/01/2014 </text:p>
          </table:table-cell>
          <table:table-cell office:value-type="string">
            <text:p>ADEUDO A SU CARGO PAGO DE RECIBO DOMICILIADO</text:p>
          </table:table-cell>
          <table:table-cell office:value-type="currency" office:currency="EUR" office:value="-141.59">
            <text:p>-141,59 €</text:p>
          </table:table-cell>
          <table:table-cell office:value-type="currency" office:currency="EUR" office:value="37.15">
            <text:p>37,15 €</text:p>
          </table:table-cell>
        </table:table-row>
        <table:table-row table:style-name="ro3">
          <table:table-cell office:value-type="string">
            <text:p>30/01/2014 F.Valor 30/01/2014 </text:p>
          </table:table-cell>
          <table:table-cell office:value-type="string">
            <text:p>CARGO POR PAGO DE IMPUESTOS - TRIBUTOS PAGO DE IMPUESTO</text:p>
          </table:table-cell>
          <table:table-cell office:value-type="currency" office:currency="EUR" office:value="-131.77">
            <text:p>-131,77 €</text:p>
          </table:table-cell>
          <table:table-cell office:value-type="currency" office:currency="EUR" office:value="178.74">
            <text:p>178,74 €</text:p>
          </table:table-cell>
        </table:table-row>
        <table:table-row table:style-name="ro3">
          <table:table-cell office:value-type="string">
            <text:p>29/01/2014 F.Valor 28/01/2014 </text:p>
          </table:table-cell>
          <table:table-cell office:value-type="string">
            <text:p>CARGO POR COMPRA CON TARJETA EN COMERCIOS OTROS</text:p>
          </table:table-cell>
          <table:table-cell office:value-type="currency" office:currency="EUR" office:value="2.67">
            <text:p>2,67 €</text:p>
          </table:table-cell>
          <table:table-cell office:value-type="currency" office:currency="EUR" office:value="310.51">
            <text:p>310,51 €</text:p>
          </table:table-cell>
        </table:table-row>
        <table:table-row table:style-name="ro3">
          <table:table-cell office:value-type="string">
            <text:p>28/01/2014 F.Valor 30/01/2014 </text:p>
          </table:table-cell>
          <table:table-cell office:value-type="string">
            <text:p>PAGO CON TARJETA EN GASOLINERAS PAGO CON TARJETA</text:p>
          </table:table-cell>
          <table:table-cell office:value-type="currency" office:currency="EUR" office:value="-70">
            <text:p>-70,00 €</text:p>
          </table:table-cell>
          <table:table-cell office:value-type="currency" office:currency="EUR" office:value="307.84">
            <text:p>307,84 €</text:p>
          </table:table-cell>
        </table:table-row>
        <table:table-row table:style-name="ro3">
          <table:table-cell office:value-type="string">
            <text:p>28/01/2014 F.Valor 30/01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23.88">
            <text:p>-23,88 €</text:p>
          </table:table-cell>
          <table:table-cell office:value-type="currency" office:currency="EUR" office:value="377.84">
            <text:p>377,84 €</text:p>
          </table:table-cell>
        </table:table-row>
        <table:table-row table:style-name="ro3">
          <table:table-cell office:value-type="string">
            <text:p>22/01/2014 F.Valor 24/01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12.13">
            <text:p>-12,13 €</text:p>
          </table:table-cell>
          <table:table-cell office:value-type="currency" office:currency="EUR" office:value="401.72">
            <text:p>401,72 €</text:p>
          </table:table-cell>
        </table:table-row>
        <table:table-row table:style-name="ro3">
          <table:table-cell office:value-type="string">
            <text:p>22/01/2014 F.Valor 24/01/2014 </text:p>
          </table:table-cell>
          <table:table-cell office:value-type="string">
            <text:p>PAGO CON TARJETA EN GRANDES SUPERFICIES PAGO CON TARJETA</text:p>
          </table:table-cell>
          <table:table-cell office:value-type="currency" office:currency="EUR" office:value="-32.08">
            <text:p>-32,08 €</text:p>
          </table:table-cell>
          <table:table-cell office:value-type="currency" office:currency="EUR" office:value="413.85">
            <text:p>413,85 €</text:p>
          </table:table-cell>
        </table:table-row>
        <table:table-row table:style-name="ro3">
          <table:table-cell office:value-type="string">
            <text:p>20/01/2014 F.Valor 22/01/2014 </text:p>
          </table:table-cell>
          <table:table-cell office:value-type="string">
            <text:p>PAGO CON TARJETA EN HOGAR, MUEBLES, DECORACION Y ELECTR PAGO CON TARJETA</text:p>
          </table:table-cell>
          <table:table-cell office:value-type="currency" office:currency="EUR" office:value="-41.14">
            <text:p>-41,14 €</text:p>
          </table:table-cell>
          <table:table-cell office:value-type="currency" office:currency="EUR" office:value="445.93">
            <text:p>445,93 €</text:p>
          </table:table-cell>
        </table:table-row>
        <table:table-row table:style-name="ro3">
          <table:table-cell office:value-type="string">
            <text:p>17/01/2014 F.Valor 17/01/2014 </text:p>
          </table:table-cell>
          <table:table-cell office:value-type="string">
            <text:p>ADEUDO A SU CARGO PAGO DE RECIBO DOMICILIADO</text:p>
          </table:table-cell>
          <table:table-cell office:value-type="currency" office:currency="EUR" office:value="-12">
            <text:p>-12,00 €</text:p>
          </table:table-cell>
          <table:table-cell office:value-type="currency" office:currency="EUR" office:value="487.07">
            <text:p>487,07 €</text:p>
          </table:table-cell>
        </table:table-row>
        <table:table-row table:style-name="ro3">
          <table:table-cell office:value-type="string">
            <text:p>15/01/2014 F.Valor 17/01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25.62">
            <text:p>-25,62 €</text:p>
          </table:table-cell>
          <table:table-cell office:value-type="currency" office:currency="EUR" office:value="499.07">
            <text:p>499,07 €</text:p>
          </table:table-cell>
        </table:table-row>
        <table:table-row table:style-name="ro3">
          <table:table-cell office:value-type="string">
            <text:p>15/01/2014 F.Valor 17/01/2014 </text:p>
          </table:table-cell>
          <table:table-cell office:value-type="string">
            <text:p>PAGO CON TARJETA EN GRANDES SUPERFICIES PAGO CON TARJETA</text:p>
          </table:table-cell>
          <table:table-cell office:value-type="currency" office:currency="EUR" office:value="-16.65">
            <text:p>-16,65 €</text:p>
          </table:table-cell>
          <table:table-cell office:value-type="currency" office:currency="EUR" office:value="524.69">
            <text:p>524,69 €</text:p>
          </table:table-cell>
        </table:table-row>
        <table:table-row table:style-name="ro3">
          <table:table-cell office:value-type="string">
            <text:p>15/01/2014 F.Valor 15/01/2014 </text:p>
          </table:table-cell>
          <table:table-cell office:value-type="string">
            <text:p>ADEUDO DE ACTIVIDADES CULTURALES Y RECRE PAGO DE RECIBO DOMICILIADO</text:p>
          </table:table-cell>
          <table:table-cell office:value-type="currency" office:currency="EUR" office:value="-60.9">
            <text:p>-60,90 €</text:p>
          </table:table-cell>
          <table:table-cell office:value-type="currency" office:currency="EUR" office:value="541.34">
            <text:p>541,34 €</text:p>
          </table:table-cell>
        </table:table-row>
        <table:table-row table:style-name="ro3">
          <table:table-cell office:value-type="string">
            <text:p>14/01/2014 F.Valor 16/01/2014 </text:p>
          </table:table-cell>
          <table:table-cell office:value-type="string">
            <text:p>PAGO CON TARJETA EN DISCOS, LIBROS, FOTOS Y PC'S PAGO CON TARJETA</text:p>
          </table:table-cell>
          <table:table-cell office:value-type="currency" office:currency="EUR" office:value="-35.87">
            <text:p>-35,87 €</text:p>
          </table:table-cell>
          <table:table-cell office:value-type="currency" office:currency="EUR" office:value="602.24">
            <text:p>602,24 €</text:p>
          </table:table-cell>
        </table:table-row>
        <table:table-row table:style-name="ro3">
          <table:table-cell office:value-type="string">
            <text:p>14/01/2014 F.Valor 14/01/2014 </text:p>
          </table:table-cell>
          <table:table-cell office:value-type="string">
            <text:p>ADEUDO DE TELEFONIA FIJA PAGO DE RECIBO DOMICILIADO</text:p>
          </table:table-cell>
          <table:table-cell office:value-type="currency" office:currency="EUR" office:value="-42.28">
            <text:p>-42,28 €</text:p>
          </table:table-cell>
          <table:table-cell office:value-type="currency" office:currency="EUR" office:value="638.11">
            <text:p>638,11 €</text:p>
          </table:table-cell>
        </table:table-row>
        <table:table-row table:style-name="ro3">
          <table:table-cell office:value-type="string">
            <text:p>13/01/2014 F.Valor 13/01/2014 </text:p>
          </table:table-cell>
          <table:table-cell office:value-type="string">
            <text:p>PAGO CON TARJETA EN MODA, CALZADO Y COMPLEMENTOS PAGO CON TARJETA</text:p>
          </table:table-cell>
          <table:table-cell office:value-type="currency" office:currency="EUR" office:value="-79">
            <text:p>-79,00 €</text:p>
          </table:table-cell>
          <table:table-cell office:value-type="currency" office:currency="EUR" office:value="680.39">
            <text:p>680,39 €</text:p>
          </table:table-cell>
        </table:table-row>
        <table:table-row table:style-name="ro3">
          <table:table-cell office:value-type="string">
            <text:p>09/01/2014 F.Valor 09/01/2014 </text:p>
          </table:table-cell>
          <table:table-cell office:value-type="string">
            <text:p>ADEUDO DE SEGUROS PAGO DE RECIBO DOMICILIADO</text:p>
          </table:table-cell>
          <table:table-cell office:value-type="currency" office:currency="EUR" office:value="-228.69">
            <text:p>-228,69 €</text:p>
          </table:table-cell>
          <table:table-cell office:value-type="currency" office:currency="EUR" office:value="759.39">
            <text:p>759,39 €</text:p>
          </table:table-cell>
        </table:table-row>
        <table:table-row table:style-name="ro3">
          <table:table-cell office:value-type="string">
            <text:p>08/01/2014 F.Valor 10/01/2014 </text:p>
          </table:table-cell>
          <table:table-cell office:value-type="string">
            <text:p>PAGO CON TARJETA EN SUPERMERCADOS PAGO CON TARJETA</text:p>
          </table:table-cell>
          <table:table-cell office:value-type="currency" office:currency="EUR" office:value="-18">
            <text:p>-18,00 €</text:p>
          </table:table-cell>
          <table:table-cell office:value-type="currency" office:currency="EUR" office:value="988.08">
            <text:p>988,08 €</text:p>
          </table:table-cell>
        </table:table-row>
        <table:table-row table:style-name="ro3">
          <table:table-cell office:value-type="string">
            <text:p>08/01/2014 F.Valor 10/01/2014 </text:p>
          </table:table-cell>
          <table:table-cell office:value-type="string">
            <text:p>PAGO CON TARJETA EN GRANDES SUPERFICIES PAGO CON TARJETA</text:p>
          </table:table-cell>
          <table:table-cell office:value-type="currency" office:currency="EUR" office:value="-34.29">
            <text:p>-34,29 €</text:p>
          </table:table-cell>
          <table:table-cell office:value-type="currency" office:currency="EUR" office:value="1006.08">
            <text:p>1.006,08 €</text:p>
          </table:table-cell>
        </table:table-row>
        <table:table-row table:style-name="ro3">
          <table:table-cell office:value-type="string">
            <text:p>08/01/2014 F.Valor 08/01/2014 </text:p>
          </table:table-cell>
          <table:table-cell office:value-type="string">
            <text:p>ADEUDO A SU CARGO PAGO DE RECIBO DOMICILIADO</text:p>
          </table:table-cell>
          <table:table-cell office:value-type="currency" office:currency="EUR" office:value="-16">
            <text:p>-16,00 €</text:p>
          </table:table-cell>
          <table:table-cell office:value-type="currency" office:currency="EUR" office:value="1040.37">
            <text:p>1.040,37 €</text:p>
          </table:table-cell>
        </table:table-row>
        <table:table-row table:style-name="ro3">
          <table:table-cell office:value-type="string">
            <text:p>07/01/2014 F.Valor 07/01/2014 </text:p>
          </table:table-cell>
          <table:table-cell office:value-type="string">
            <text:p>ADEUDO DE TELEFONIA MOVIL PAGO DE RECIBO DOMICILIADO</text:p>
          </table:table-cell>
          <table:table-cell office:value-type="currency" office:currency="EUR" office:value="-3.75">
            <text:p>-3,75 €</text:p>
          </table:table-cell>
          <table:table-cell office:value-type="currency" office:currency="EUR" office:value="1056.37">
            <text:p>1.056,37 €</text:p>
          </table:table-cell>
        </table:table-row>
        <table:table-row table:style-name="ro3">
          <table:table-cell office:value-type="string">
            <text:p>02/01/2014 F.Valor 04/01/2014 </text:p>
          </table:table-cell>
          <table:table-cell office:value-type="string">
            <text:p>PAGO CON TARJETA EN GASOLINERAS PAGO CON TARJETA</text:p>
          </table:table-cell>
          <table:table-cell office:value-type="currency" office:currency="EUR" office:value="-60">
            <text:p>-60,00 €</text:p>
          </table:table-cell>
          <table:table-cell office:value-type="currency" office:currency="EUR" office:value="1060.12">
            <text:p>1.060,12 €</text:p>
          </table:table-cell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a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9S</meta:editing-duration>
    <meta:editing-cycles>7</meta:editing-cycles>
    <meta:generator>LibreOffice/3.5$Windows_x86 LibreOffice_project/165a79a-7059095-e13bb37-fef39a4-9503d18</meta:generator>
    <dc:date>2014-11-25T11:59:55.69</dc:date>
    <meta:document-statistic meta:table-count="3" meta:cell-count="1097" meta:object-count="0"/>
    <meta:user-defined meta:name="Info 1"/>
    <meta:user-defined meta:name="Info 2"/>
    <meta:user-defined meta:name="Info 3"/>
    <meta:user-defined meta:name="Info 4"/>
  </office:meta>
</office:document-meta>
</file>